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text-indent="0in" style:auto-text-indent="false"/>
    </style:style>
    <style:style style:name="P16"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7"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8"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9"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0"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1" style:family="paragraph" style:parent-style-name="Date">
      <style:paragraph-properties fo:margin-left="2.5in" fo:margin-right="0in" fo:text-indent="0in" style:auto-text-indent="false"/>
    </style:style>
    <style:style style:name="P2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4" style:family="paragraph" style:parent-style-name="Default_20_Text">
      <style:paragraph-properties fo:text-align="start" style:justify-single-word="false" style:text-autospace="none"/>
    </style:style>
    <style:style style:name="P25" style:family="paragraph" style:parent-style-name="Default_20_Text">
      <style:text-properties fo:font-weight="bold"/>
    </style:style>
    <style:style style:name="P26" style:family="paragraph" style:parent-style-name="Default_20_Text">
      <style:text-properties style:font-name="Times New Roman2" fo:font-size="12pt" style:font-name-asian="Times New Roman2" style:font-size-asian="12pt" style:font-name-complex="Times New Roman2" style:font-size-complex="12pt"/>
    </style:style>
    <style:style style:name="P27"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8" style:family="paragraph" style:parent-style-name="Default_20_Text">
      <style:text-properties style:font-name="Helvetica" fo:font-size="10pt" style:font-name-asian="Helvetica" style:font-size-asian="10pt" style:font-name-complex="Helvetica" style:font-size-complex="10pt"/>
    </style:style>
    <style:style style:name="P29"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0" style:family="paragraph" style:parent-style-name="Default_20_Text">
      <style:text-properties style:font-name="Times New Roman"/>
    </style:style>
    <style:style style:name="P31" style:family="paragraph" style:parent-style-name="Default_20_Text">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3"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4"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5" style:family="paragraph" style:parent-style-name="Default_20_Text">
      <style:text-properties fo:color="#000000" style:font-name="Times New Roman" fo:font-size="12pt" style:font-name-asian="Helv" style:font-size-asian="12pt" style:font-name-complex="Helv" style:font-size-complex="12pt"/>
    </style:style>
    <style:style style:name="P36" style:family="paragraph" style:parent-style-name="Default_20_Text">
      <style:text-properties fo:color="#000000" style:font-name="Times New Roman" fo:font-size="10pt" style:font-name-asian="Helv" style:font-size-asian="10pt" style:font-name-complex="Helv" style:font-size-complex="10pt"/>
    </style:style>
    <style:style style:name="P3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style:font-name="Times New Roman3" fo:font-size="12pt" style:font-name-asian="Helvetica" style:font-size-asian="10pt" style:font-name-complex="Helvetica" style:font-size-complex="10pt"/>
    </style:style>
    <style:style style:name="P39"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4" style:family="paragraph" style:parent-style-name="Default_20_Text">
      <style:paragraph-properties fo:margin-left="0.5in" fo:margin-right="0in" fo:text-indent="0in" style:auto-text-indent="false"/>
    </style:style>
    <style:style style:name="P45" style:family="paragraph" style:parent-style-name="Heading_20_3">
      <style:paragraph-properties fo:margin-left="0.5in" fo:margin-right="0in" fo:text-indent="0in" style:auto-text-indent="false"/>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fo:font-weight="bold" style:font-weight-asian="bold" style:font-weight-complex="bold"/>
    </style:style>
    <style:style style:name="P48" style:family="paragraph" style:parent-style-name="Code_20_Indented">
      <style:paragraph-properties fo:margin-left="0.5in" fo:margin-right="0in" fo:text-indent="0in" style:auto-text-indent="false"/>
    </style:style>
    <style:style style:name="P49" style:family="paragraph" style:parent-style-name="Text_20_Body_20_Single">
      <style:paragraph-properties fo:margin-top="0in" fo:margin-bottom="0in"/>
    </style:style>
    <style:style style:name="P50" style:family="paragraph" style:parent-style-name="Text_20_Body_20_Single">
      <style:paragraph-properties fo:margin-top="0in" fo:margin-bottom="0in"/>
      <style:text-properties style:font-name="Times New Roman"/>
    </style:style>
    <style:style style:name="P51" style:family="paragraph" style:parent-style-name="Text_20_Body_20_Single">
      <style:paragraph-properties fo:margin-top="0in" fo:margin-bottom="0in"/>
      <style:text-properties style:font-name="Times New Roman" fo:font-weight="normal"/>
    </style:style>
    <style:style style:name="P52"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3"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4" style:family="paragraph" style:parent-style-name="Text_20_Body_20_Single">
      <style:paragraph-properties fo:margin-top="0in" fo:margin-bottom="0in"/>
      <style:text-properties fo:font-style="italic" style:font-style-asian="italic" style:font-style-complex="italic"/>
    </style:style>
    <style:style style:name="P5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6" style:family="paragraph" style:parent-style-name="Default_20_Text">
      <style:paragraph-properties fo:margin-left="1in" fo:margin-right="0in" fo:text-indent="0in" style:auto-text-indent="false"/>
    </style:style>
    <style:style style:name="P57"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9" style:family="paragraph" style:parent-style-name="Code_20_Indented">
      <style:paragraph-properties fo:margin-left="0.5in" fo:margin-right="0in" fo:text-indent="-0.25in" style:auto-text-indent="false"/>
    </style:style>
    <style:style style:name="P60" style:family="paragraph" style:parent-style-name="Body_20_Text_20_First_20_Indent">
      <style:paragraph-properties fo:margin-left="0.5in" fo:margin-right="0in" fo:text-indent="-0.25in" style:auto-text-indent="false"/>
      <style:text-properties fo:font-weight="bold"/>
    </style:style>
    <style:style style:name="P61" style:family="paragraph" style:parent-style-name="Code_20_Indented">
      <style:paragraph-properties fo:text-align="start" style:justify-single-word="false" style:text-autospace="none"/>
    </style:style>
    <style:style style:name="P62" style:family="paragraph" style:parent-style-name="Code_20_Indented">
      <style:text-properties style:font-name="Times New Roman1" fo:font-size="12pt" style:font-name-asian="Helvetica" style:font-size-asian="12pt" style:font-name-complex="Helvetica" style:font-size-complex="12pt"/>
    </style:style>
    <style:style style:name="P63"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4" style:family="paragraph" style:parent-style-name="Code_20_Indented">
      <style:text-properties style:font-name-asian="BookMasterGothic-Roman" style:font-name-complex="BookMasterGothic-Roman"/>
    </style:style>
    <style:style style:name="P65" style:family="paragraph" style:parent-style-name="Code_20_Indented">
      <style:text-properties style:font-name="Helvetica" fo:font-size="10pt" style:font-name-asian="Helvetica" style:font-size-asian="10pt" style:font-name-complex="Helvetica" style:font-size-complex="10pt"/>
    </style:style>
    <style:style style:name="P66" style:family="paragraph" style:parent-style-name="Code_20_Indented">
      <style:text-properties fo:color="#000000" style:font-name="Courier New1" fo:font-size="10pt" style:font-name-asian="Courier" style:font-size-asian="10pt" style:font-name-complex="Courier" style:font-size-complex="10pt"/>
    </style:style>
    <style:style style:name="P67" style:family="paragraph" style:parent-style-name="Code_20_Indented">
      <style:text-properties fo:color="#000000" style:font-name-asian="Courier" style:font-name-complex="Courier"/>
    </style:style>
    <style:style style:name="P68"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9"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0" style:family="paragraph" style:parent-style-name="Code_20_Indented">
      <style:paragraph-properties fo:margin-left="1in" fo:margin-right="0in" fo:text-indent="-0.25in" style:auto-text-indent="false"/>
    </style:style>
    <style:style style:name="P71"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2"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3"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4"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5" style:family="paragraph" style:parent-style-name="Code_20_Indented">
      <style:paragraph-properties fo:margin-left="0.25in" fo:margin-right="0in" fo:text-indent="0in" style:auto-text-indent="false"/>
    </style:style>
    <style:style style:name="P76"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7" style:family="paragraph" style:parent-style-name="Body_20_Text_20_First_20_Indent">
      <style:paragraph-properties fo:margin-left="0.5in" fo:margin-right="0in" fo:text-indent="0.1457in" style:auto-text-indent="false"/>
    </style:style>
    <style:style style:name="P78" style:family="paragraph" style:parent-style-name="Heading_20_2">
      <style:text-properties style:font-name="Arial" fo:font-size="14pt" style:font-name-asian="Helvetica" style:font-size-asian="14pt" style:font-name-complex="Helvetica" style:font-size-complex="14pt"/>
    </style:style>
    <style:style style:name="P79"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0" style:family="paragraph" style:parent-style-name="Standard">
      <style:text-properties fo:font-weight="bold"/>
    </style:style>
    <style:style style:name="P81"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3" style:family="paragraph" style:parent-style-name="Standard">
      <style:text-properties style:font-name="Times New Roman"/>
    </style:style>
    <style:style style:name="P84" style:family="paragraph" style:parent-style-name="Text_20_body">
      <style:text-properties fo:color="#000000"/>
    </style:style>
    <style:style style:name="P85" style:family="paragraph" style:parent-style-name="Text_20_body">
      <style:text-properties fo:color="#000000" style:font-name="TimesNewRomanPS-BoldMT" fo:font-weight="bold"/>
    </style:style>
    <style:style style:name="P86" style:family="paragraph" style:parent-style-name="Text_20_body">
      <style:text-properties fo:color="#000000" style:font-name="TimesNewRomanPS-ItalicMT" fo:font-style="italic"/>
    </style:style>
    <style:style style:name="P87" style:family="paragraph" style:parent-style-name="Text_20_body">
      <style:text-properties fo:color="#000000" style:font-name="TimesNewRomanPS-ItalicMT" fo:font-size="10pt" fo:font-style="italic"/>
    </style:style>
    <style:style style:name="P88" style:family="paragraph" style:parent-style-name="Text_20_body">
      <style:text-properties fo:color="#000000" style:font-name="TimesNewRomanPSMT1"/>
    </style:style>
    <style:style style:name="P89" style:family="paragraph" style:parent-style-name="Text_20_body">
      <style:text-properties fo:color="#000000" style:font-name="CourierNewPSMT" fo:font-size="10pt"/>
    </style:style>
    <style:style style:name="P90" style:family="paragraph" style:parent-style-name="Text_20_body">
      <style:text-properties fo:color="#000000" style:font-name="CourierNewPSMT" fo:font-size="9pt"/>
    </style:style>
    <style:style style:name="P91" style:family="paragraph" style:parent-style-name="Text_20_body">
      <style:text-properties fo:color="#000000" style:font-name="CourierNewPS-ItalicMT" fo:font-size="10pt" fo:font-style="italic"/>
    </style:style>
    <style:style style:name="P92" style:family="paragraph" style:parent-style-name="Text_20_body">
      <style:text-properties fo:color="#000000" style:font-name="Helv1" fo:font-size="10pt"/>
    </style:style>
    <style:style style:name="P93" style:family="paragraph" style:parent-style-name="Text_20_body">
      <style:text-properties fo:color="#000000" style:font-name="Times New Roman1" fo:font-weight="normal"/>
    </style:style>
    <style:style style:name="P94" style:family="paragraph" style:parent-style-name="Text_20_body">
      <style:text-properties fo:color="#000000" style:font-name="Times New Roman1" fo:font-style="normal" fo:font-weight="normal"/>
    </style:style>
    <style:style style:name="P95" style:family="paragraph" style:parent-style-name="Text_20_body">
      <style:text-properties fo:color="#ff0000"/>
    </style:style>
    <style:style style:name="P96" style:family="paragraph" style:parent-style-name="Text_20_body">
      <style:text-properties fo:color="#ff0000" style:text-line-through-style="solid" style:font-name="TimesNewRomanPSMT1"/>
    </style:style>
    <style:style style:name="P97" style:family="paragraph" style:parent-style-name="Text_20_body">
      <style:text-properties fo:color="#ff0000" fo:font-style="normal" fo:font-weight="normal"/>
    </style:style>
    <style:style style:name="P98" style:family="paragraph" style:parent-style-name="Text_20_body">
      <style:text-properties fo:color="#ff9900"/>
    </style:style>
    <style:style style:name="P99" style:family="paragraph" style:parent-style-name="Text_20_body">
      <style:text-properties fo:color="#ff9900" style:font-name="TimesNewRomanPSMT1"/>
    </style:style>
    <style:style style:name="P100" style:family="paragraph" style:parent-style-name="Text_20_body">
      <style:text-properties fo:color="#ff9900" style:font-name="TimesNewRomanPS-ItalicMT" fo:font-style="italic"/>
    </style:style>
    <style:style style:name="P101" style:family="paragraph" style:parent-style-name="Text_20_body">
      <style:text-properties fo:color="#ff9900" style:font-name="CourierNewPSMT" fo:font-size="10pt"/>
    </style:style>
    <style:style style:name="P102" style:family="paragraph" style:parent-style-name="Body_20_Text_20_First_20_Indent" style:list-style-name="L6"/>
    <style:style style:name="P103" style:family="paragraph" style:parent-style-name="Body_20_Text_20_First_20_Indent" style:list-style-name="L6"/>
    <style:style style:name="P104" style:family="paragraph" style:parent-style-name="Body_20_Text_20_First_20_Indent" style:list-style-name="L6">
      <style:text-properties fo:font-size="12pt" style:font-size-asian="12pt" style:font-size-complex="12pt"/>
    </style:style>
    <style:style style:name="P105" style:family="paragraph" style:parent-style-name="Body_20_Text_20_First_20_Indent" style:list-style-name="L6"/>
    <style:style style:name="P106" style:family="paragraph" style:parent-style-name="Body_20_Text_20_First_20_Indent" style:list-style-name="L6"/>
    <style:style style:name="P107" style:family="paragraph" style:parent-style-name="Body_20_Text_20_First_20_Indent" style:list-style-name="L11"/>
    <style:style style:name="P108" style:family="paragraph" style:parent-style-name="Body_20_Text_20_First_20_Indent" style:list-style-name="L11"/>
    <style:style style:name="P109" style:family="paragraph" style:parent-style-name="Body_20_Text_20_First_20_Indent" style:list-style-name="L11"/>
    <style:style style:name="P110" style:family="paragraph" style:parent-style-name="Body_20_Text_20_First_20_Indent" style:list-style-name="L11">
      <style:text-properties fo:font-style="italic" style:font-style-asian="italic" style:font-style-complex="italic"/>
    </style:style>
    <style:style style:name="P111" style:family="paragraph" style:parent-style-name="Body_20_Text_20_First_20_Indent" style:list-style-name="L11"/>
    <style:style style:name="P112" style:family="paragraph" style:parent-style-name="Body_20_Text_20_First_20_Indent" style:list-style-name="L11"/>
    <style:style style:name="P11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4" style:family="paragraph" style:parent-style-name="Body_20_Text_20_First_20_Indent" style:list-style-name="L11">
      <style:paragraph-properties fo:margin-left="0in" fo:margin-right="0in" fo:text-indent="0.1457in" style:auto-text-indent="false"/>
    </style:style>
    <style:style style:name="P115" style:family="paragraph" style:parent-style-name="Body_20_Text_20_First_20_Indent" style:list-style-name="L11">
      <style:paragraph-properties fo:margin-left="0in" fo:margin-right="0in" fo:text-indent="0.1457in" style:auto-text-indent="false"/>
      <style:text-properties fo:font-style="italic" style:font-style-asian="italic" style:font-style-complex="italic"/>
    </style:style>
    <style:style style:name="P116" style:family="paragraph" style:parent-style-name="Text_20_body" style:list-style-name="L16"/>
    <style:style style:name="P117" style:family="paragraph" style:parent-style-name="Code_20_Indented" style:list-style-name="L2"/>
    <style:style style:name="P118" style:family="paragraph" style:parent-style-name="Code_20_Indented" style:list-style-name="L2"/>
    <style:style style:name="P119" style:family="paragraph" style:parent-style-name="Code_20_Indented" style:list-style-name="L2"/>
    <style:style style:name="P120" style:family="paragraph" style:parent-style-name="Code_20_Indented" style:list-style-name="L2"/>
    <style:style style:name="P121" style:family="paragraph" style:parent-style-name="Code_20_Indented" style:list-style-name="L2"/>
    <style:style style:name="P122" style:family="paragraph" style:parent-style-name="Code_20_Indented" style:list-style-name="L2"/>
    <style:style style:name="P123" style:family="paragraph" style:parent-style-name="Code_20_Indented" style:list-style-name="L2"/>
    <style:style style:name="P124" style:family="paragraph" style:parent-style-name="Code_20_Indented" style:list-style-name="L2"/>
    <style:style style:name="P125" style:family="paragraph" style:parent-style-name="Code_20_Indented" style:list-style-name="L6"/>
    <style:style style:name="P126" style:family="paragraph" style:parent-style-name="Code_20_Indented" style:list-style-name="L6"/>
    <style:style style:name="P127" style:family="paragraph" style:parent-style-name="Code_20_Indented" style:list-style-name="L6">
      <style:text-properties style:font-name="Times New Roman" fo:font-size="12pt" style:font-size-asian="12pt" style:font-size-complex="12pt"/>
    </style:style>
    <style:style style:name="P128" style:family="paragraph" style:parent-style-name="Code_20_Indented" style:list-style-name="L6">
      <style:text-properties style:font-name="Times New Roman" fo:font-size="12pt" style:font-size-asian="12pt" style:font-size-complex="12pt"/>
    </style:style>
    <style:style style:name="P129" style:family="paragraph" style:parent-style-name="Code_20_Indented" style:list-style-name="L6">
      <style:text-properties style:font-name="Times New Roman" fo:font-size="12pt" style:font-size-asian="12pt" style:font-size-complex="12pt"/>
    </style:style>
    <style:style style:name="P130" style:family="paragraph" style:parent-style-name="Code_20_Indented" style:list-style-name="L6">
      <style:text-properties style:font-name="Times New Roman" fo:font-size="12pt" style:font-size-asian="12pt" style:font-size-complex="12pt"/>
    </style:style>
    <style:style style:name="P131" style:family="paragraph" style:parent-style-name="Code_20_Indented" style:list-style-name="L6">
      <style:text-properties style:font-name="Times New Roman" fo:font-size="12pt" style:font-size-asian="12pt" style:font-size-complex="12pt"/>
    </style:style>
    <style:style style:name="P132" style:family="paragraph" style:parent-style-name="Code_20_Indented" style:list-style-name="L6">
      <style:text-properties style:font-name="Times New Roman" fo:font-size="12pt" style:font-size-asian="12pt" style:font-size-complex="12pt"/>
    </style:style>
    <style:style style:name="P133" style:family="paragraph" style:parent-style-name="Code_20_Indented" style:list-style-name="L6"/>
    <style:style style:name="P134" style:family="paragraph" style:parent-style-name="Code_20_Indented" style:list-style-name="L6">
      <style:text-properties style:font-name="Courier New1" fo:font-size="12pt" fo:font-style="normal" fo:font-weight="normal" style:font-size-asian="12pt" style:font-size-complex="12pt"/>
    </style:style>
    <style:style style:name="P135" style:family="paragraph" style:parent-style-name="Code_20_Indented" style:list-style-name="L6"/>
    <style:style style:name="P136" style:family="paragraph" style:parent-style-name="Code_20_Indented" style:list-style-name="L6">
      <style:text-properties fo:font-size="12pt" style:font-size-asian="12pt" style:font-size-complex="12pt"/>
    </style:style>
    <style:style style:name="P137" style:family="paragraph" style:parent-style-name="Code_20_Indented" style:list-style-name="L6"/>
    <style:style style:name="P138" style:family="paragraph" style:parent-style-name="Code_20_Indented" style:list-style-name="L6"/>
    <style:style style:name="P139" style:family="paragraph" style:parent-style-name="Code_20_Indented" style:list-style-name="L2">
      <style:paragraph-properties fo:margin-left="0.448in" fo:margin-right="0in" fo:text-indent="-0.25in" style:auto-text-indent="false">
        <style:tab-stops/>
      </style:paragraph-properties>
    </style:style>
    <style:style style:name="P140" style:family="paragraph" style:parent-style-name="Code_20_Indented" style:list-style-name="L2">
      <style:paragraph-properties fo:margin-left="0.5in" fo:margin-right="0in" fo:text-indent="-0.25in" style:auto-text-indent="false"/>
    </style:style>
    <style:style style:name="P141" style:family="paragraph" style:parent-style-name="Code_20_Indented" style:list-style-name="L4">
      <style:paragraph-properties fo:margin-left="0in" fo:margin-right="0in" fo:text-indent="-0.25in" style:auto-text-indent="false"/>
    </style:style>
    <style:style style:name="P142" style:family="paragraph" style:parent-style-name="Code_20_Indented" style:list-style-name="L2">
      <style:paragraph-properties fo:margin-left="0in" fo:margin-right="0in" fo:text-indent="-0.25in" style:auto-text-indent="false"/>
    </style:style>
    <style:style style:name="P143" style:family="paragraph" style:parent-style-name="Code_20_Indented" style:list-style-name="L2">
      <style:paragraph-properties fo:margin-left="0in" fo:margin-right="0in" fo:text-indent="-0.25in" style:auto-text-indent="false"/>
    </style:style>
    <style:style style:name="P144" style:family="paragraph" style:parent-style-name="Code_20_Indented" style:list-style-name="L2">
      <style:paragraph-properties fo:margin-left="0in" fo:margin-right="0in" fo:text-indent="-0.25in" style:auto-text-indent="false"/>
    </style:style>
    <style:style style:name="P145" style:family="paragraph" style:parent-style-name="Code_20_Indented" style:list-style-name="L2">
      <style:paragraph-properties fo:margin-left="0in" fo:margin-right="0in" fo:text-indent="-0.25in" style:auto-text-indent="false"/>
    </style:style>
    <style:style style:name="P146" style:family="paragraph" style:parent-style-name="Code_20_Indented" style:list-style-name="L2">
      <style:paragraph-properties fo:margin-left="0in" fo:margin-right="0in" fo:text-indent="-0.25in" style:auto-text-indent="false"/>
    </style:style>
    <style:style style:name="P147" style:family="paragraph" style:parent-style-name="Code_20_Indented" style:list-style-name="L2">
      <style:paragraph-properties fo:margin-left="0in" fo:margin-right="0in" fo:text-indent="-0.25in" style:auto-text-indent="false"/>
    </style:style>
    <style:style style:name="P148" style:family="paragraph" style:parent-style-name="Code_20_Indented" style:list-style-name="L2">
      <style:paragraph-properties fo:margin-left="0in" fo:margin-right="0in" fo:text-indent="-0.25in" style:auto-text-indent="false"/>
    </style:style>
    <style:style style:name="P149" style:family="paragraph" style:parent-style-name="Code_20_Indented" style:list-style-name="L2">
      <style:paragraph-properties fo:margin-left="0in" fo:margin-right="0in" fo:text-indent="-0.25in" style:auto-text-indent="false"/>
    </style:style>
    <style:style style:name="P150" style:family="paragraph" style:parent-style-name="Code_20_Indented" style:list-style-name="L2">
      <style:paragraph-properties fo:margin-left="-1in" fo:margin-right="0in" fo:text-indent="-0.25in" style:auto-text-indent="false"/>
    </style:style>
    <style:style style:name="P151" style:family="paragraph" style:parent-style-name="Code_20_Indented" style:list-style-name="L2">
      <style:paragraph-properties fo:margin-left="-1in" fo:margin-right="0in" fo:text-indent="-0.25in" style:auto-text-indent="false"/>
    </style:style>
    <style:style style:name="P15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53" style:family="paragraph" style:parent-style-name="Contents_20_2">
      <style:paragraph-properties>
        <style:tab-stops>
          <style:tab-stop style:position="5.5252in" style:type="right" style:leader-style="dotted" style:leader-text="."/>
        </style:tab-stops>
      </style:paragraph-properties>
    </style:style>
    <style:style style:name="P154" style:family="paragraph" style:parent-style-name="Standard" style:list-style-name="L1"/>
    <style:style style:name="P155" style:family="paragraph" style:parent-style-name="Standard" style:list-style-name="L1"/>
    <style:style style:name="P156" style:family="paragraph" style:parent-style-name="Standard" style:list-style-name="L1"/>
    <style:style style:name="P157" style:family="paragraph" style:parent-style-name="Preformatted_20_Text" style:list-style-name="L14">
      <style:paragraph-properties fo:margin-left="0.5in" fo:margin-right="0in" fo:text-indent="0in" style:auto-text-indent="false"/>
    </style:style>
    <style:style style:name="P158" style:family="paragraph" style:parent-style-name="Preformatted_20_Text" style:list-style-name="L15">
      <style:paragraph-properties fo:margin-left="0.5in" fo:margin-right="0in" fo:text-indent="0in" style:auto-text-indent="false"/>
    </style:style>
    <style:style style:name="P159" style:family="paragraph" style:parent-style-name="Preformatted_20_Text" style:list-style-name="L15">
      <style:paragraph-properties fo:margin-left="0.5in" fo:margin-right="0in" fo:text-indent="0in" style:auto-text-indent="false"/>
    </style:style>
    <style:style style:name="P160" style:family="paragraph" style:parent-style-name="Preformatted_20_Text" style:list-style-name="L15">
      <style:paragraph-properties fo:margin-left="0.5in" fo:margin-right="0in" fo:margin-top="0in" fo:margin-bottom="0.1965in" fo:text-indent="0in" style:auto-text-indent="false"/>
    </style:style>
    <style:style style:name="P161" style:family="paragraph" style:parent-style-name="Preformatted_20_Text" style:list-style-name="L15">
      <style:paragraph-properties fo:margin-left="0.5in" fo:margin-right="0in" fo:margin-top="0in" fo:margin-bottom="0.1965in" fo:text-indent="0in" style:auto-text-indent="false"/>
    </style:style>
    <style:style style:name="P162" style:family="paragraph" style:parent-style-name="Preformatted_20_Text" style:list-style-name="L15">
      <style:paragraph-properties fo:margin-left="0.5in" fo:margin-right="0in" fo:margin-top="0in" fo:margin-bottom="0.1965in" fo:text-indent="0in" style:auto-text-indent="false"/>
      <style:text-properties style:font-name="Times New Roman"/>
    </style:style>
    <style:style style:name="P163" style:family="paragraph" style:parent-style-name="Default_20_Text" style:list-style-name="L2"/>
    <style:style style:name="P164" style:family="paragraph" style:parent-style-name="Default_20_Text" style:list-style-name="L2"/>
    <style:style style:name="P165" style:family="paragraph" style:parent-style-name="Default_20_Text" style:list-style-name="L2"/>
    <style:style style:name="P166" style:family="paragraph" style:parent-style-name="Default_20_Text" style:list-style-name="L2"/>
    <style:style style:name="P167" style:family="paragraph" style:parent-style-name="Default_20_Text" style:list-style-name="L2"/>
    <style:style style:name="P168" style:family="paragraph" style:parent-style-name="Default_20_Text" style:list-style-name="L2"/>
    <style:style style:name="P169" style:family="paragraph" style:parent-style-name="Default_20_Text" style:list-style-name="L2"/>
    <style:style style:name="P170" style:family="paragraph" style:parent-style-name="Default_20_Text" style:list-style-name="L6"/>
    <style:style style:name="P171" style:family="paragraph" style:parent-style-name="Default_20_Text" style:list-style-name="L7"/>
    <style:style style:name="P172" style:family="paragraph" style:parent-style-name="Default_20_Text" style:list-style-name="L7"/>
    <style:style style:name="P173" style:family="paragraph" style:parent-style-name="Default_20_Text" style:list-style-name="L7"/>
    <style:style style:name="P174" style:family="paragraph" style:parent-style-name="Default_20_Text" style:list-style-name="L7"/>
    <style:style style:name="P175" style:family="paragraph" style:parent-style-name="Default_20_Text" style:list-style-name="L8"/>
    <style:style style:name="P176" style:family="paragraph" style:parent-style-name="Default_20_Text" style:list-style-name="L8"/>
    <style:style style:name="P177" style:family="paragraph" style:parent-style-name="Default_20_Text" style:list-style-name="L8"/>
    <style:style style:name="P178" style:family="paragraph" style:parent-style-name="Default_20_Text" style:list-style-name="L8"/>
    <style:style style:name="P179" style:family="paragraph" style:parent-style-name="Default_20_Text" style:list-style-name="L8"/>
    <style:style style:name="P180" style:family="paragraph" style:parent-style-name="Default_20_Text" style:list-style-name="L8"/>
    <style:style style:name="P181" style:family="paragraph" style:parent-style-name="Default_20_Text" style:list-style-name="L8"/>
    <style:style style:name="P182" style:family="paragraph" style:parent-style-name="Default_20_Text" style:list-style-name="L8"/>
    <style:style style:name="P183" style:family="paragraph" style:parent-style-name="Default_20_Text" style:list-style-name="L8"/>
    <style:style style:name="P184" style:family="paragraph" style:parent-style-name="Default_20_Text" style:list-style-name="L8"/>
    <style:style style:name="P185" style:family="paragraph" style:parent-style-name="Default_20_Text" style:list-style-name="L8"/>
    <style:style style:name="P186" style:family="paragraph" style:parent-style-name="Default_20_Text" style:list-style-name="L8"/>
    <style:style style:name="P187" style:family="paragraph" style:parent-style-name="Default_20_Text" style:list-style-name="L2"/>
    <style:style style:name="P188" style:family="paragraph" style:parent-style-name="Default_20_Text" style:list-style-name="L6"/>
    <style:style style:name="P189" style:family="paragraph" style:parent-style-name="Default_20_Text" style:list-style-name="L10"/>
    <style:style style:name="P190" style:family="paragraph" style:parent-style-name="Default_20_Text" style:list-style-name="L10"/>
    <style:style style:name="P191" style:family="paragraph" style:parent-style-name="Default_20_Text" style:list-style-name="L12"/>
    <style:style style:name="P192" style:family="paragraph" style:parent-style-name="Default_20_Text" style:list-style-name="L12"/>
    <style:style style:name="P193" style:family="paragraph" style:parent-style-name="Default_20_Text" style:list-style-name="L12"/>
    <style:style style:name="P194" style:family="paragraph" style:parent-style-name="Default_20_Text" style:list-style-name="L12"/>
    <style:style style:name="P195" style:family="paragraph" style:parent-style-name="Default_20_Text" style:list-style-name="L12"/>
    <style:style style:name="P196" style:family="paragraph" style:parent-style-name="Default_20_Text" style:list-style-name="L12"/>
    <style:style style:name="P197" style:family="paragraph" style:parent-style-name="Default_20_Text" style:list-style-name="L12"/>
    <style:style style:name="P198" style:family="paragraph" style:parent-style-name="Default_20_Text" style:list-style-name="L12"/>
    <style:style style:name="P199" style:family="paragraph" style:parent-style-name="Default_20_Text" style:list-style-name="L12"/>
    <style:style style:name="P200" style:family="paragraph" style:parent-style-name="Default_20_Text" style:list-style-name="L12"/>
    <style:style style:name="P201" style:family="paragraph" style:parent-style-name="Default_20_Text" style:list-style-name="L12"/>
    <style:style style:name="P202" style:family="paragraph" style:parent-style-name="Default_20_Text" style:list-style-name="L12"/>
    <style:style style:name="P203" style:family="paragraph" style:parent-style-name="Default_20_Text" style:list-style-name="L12"/>
    <style:style style:name="P204" style:family="paragraph" style:parent-style-name="Default_20_Text" style:list-style-name="L14"/>
    <style:style style:name="P205" style:family="paragraph" style:parent-style-name="Default_20_Text" style:list-style-name="L14"/>
    <style:style style:name="P206" style:family="paragraph" style:parent-style-name="Default_20_Text" style:list-style-name="L14"/>
    <style:style style:name="P207" style:family="paragraph" style:parent-style-name="Default_20_Text" style:list-style-name="L14"/>
    <style:style style:name="P208" style:family="paragraph" style:parent-style-name="Default_20_Text" style:list-style-name="L14"/>
    <style:style style:name="P209" style:family="paragraph" style:parent-style-name="Default_20_Text" style:list-style-name="L14"/>
    <style:style style:name="P210" style:family="paragraph" style:parent-style-name="Default_20_Text" style:list-style-name="L14"/>
    <style:style style:name="P211" style:family="paragraph" style:parent-style-name="Default_20_Text" style:list-style-name="L14">
      <style:text-properties style:font-name="Times New Roman"/>
    </style:style>
    <style:style style:name="P212"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13" style:family="paragraph" style:parent-style-name="Default_20_Text" style:list-style-name="L2">
      <style:paragraph-properties fo:margin-left="0.7398in" fo:margin-right="0in" fo:text-indent="0in" style:auto-text-indent="false"/>
    </style:style>
    <style:style style:name="P214" style:family="paragraph" style:parent-style-name="Default_20_Text" style:list-style-name="L3">
      <style:paragraph-properties fo:margin-left="0.5in" fo:margin-right="0in" fo:text-indent="0in" style:auto-text-indent="false"/>
    </style:style>
    <style:style style:name="P215" style:family="paragraph" style:parent-style-name="Default_20_Text" style:list-style-name="L4">
      <style:paragraph-properties fo:margin-left="0.5in" fo:margin-right="0in" fo:text-indent="0in" style:auto-text-indent="false"/>
    </style:style>
    <style:style style:name="P216" style:family="paragraph" style:parent-style-name="Default_20_Text" style:list-style-name="L4">
      <style:paragraph-properties fo:margin-left="0.5in" fo:margin-right="0in" fo:text-indent="0in" style:auto-text-indent="false"/>
    </style:style>
    <style:style style:name="P217" style:family="paragraph" style:parent-style-name="Default_20_Text" style:list-style-name="L14">
      <style:paragraph-properties fo:margin-left="0.5in" fo:margin-right="0in" fo:text-indent="0in" style:auto-text-indent="false"/>
      <style:text-properties style:font-name="Times New Roman" fo:font-size="10pt" style:font-size-asian="10pt" style:font-size-complex="10pt"/>
    </style:style>
    <style:style style:name="P218" style:family="paragraph" style:parent-style-name="Default_20_Text" style:list-style-name="L5">
      <style:paragraph-properties fo:margin-left="0.25in" fo:margin-right="0in" fo:text-indent="0in" style:auto-text-indent="false"/>
      <style:text-properties fo:font-weight="bold"/>
    </style:style>
    <style:style style:name="P219" style:family="paragraph" style:parent-style-name="Default_20_Text" style:list-style-name="L12">
      <style:paragraph-properties fo:margin-left="-0.5in" fo:margin-right="0in" fo:text-indent="0in" style:auto-text-indent="false"/>
    </style:style>
    <style:style style:name="P220" style:family="paragraph" style:parent-style-name="Default_20_Text" style:list-style-name="L12">
      <style:paragraph-properties fo:margin-left="-0.5in" fo:margin-right="0in" fo:text-indent="0in" style:auto-text-indent="false"/>
    </style:style>
    <style:style style:name="P221"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2"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3"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4"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5"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6"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7"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8"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9"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0" style:family="paragraph" style:parent-style-name="Text_20_Body_20_Single" style:list-style-name="L6">
      <style:paragraph-properties fo:margin-left="0.5in" fo:margin-right="0in" fo:margin-top="0in" fo:margin-bottom="0in" fo:text-indent="0in" style:auto-text-indent="false"/>
    </style:style>
    <style:style style:name="P231" style:family="paragraph" style:parent-style-name="Text_20_Body_20_Single" style:list-style-name="L6">
      <style:paragraph-properties fo:margin-left="0.5in" fo:margin-right="0in" fo:margin-top="0in" fo:margin-bottom="0in" fo:text-indent="0in" style:auto-text-indent="false"/>
    </style:style>
    <style:style style:name="P232" style:family="paragraph" style:parent-style-name="Text_20_Body_20_Single" style:list-style-name="L6">
      <style:paragraph-properties fo:margin-top="0in" fo:margin-bottom="0in"/>
      <style:text-properties style:font-name="Times New Roman"/>
    </style:style>
    <style:style style:name="P233" style:family="paragraph" style:parent-style-name="Text_20_Body_20_Single" style:list-style-name="L6">
      <style:paragraph-properties fo:margin-top="0in" fo:margin-bottom="0in"/>
      <style:text-properties style:font-name="Times New Roman" fo:font-style="normal" fo:font-weight="bold"/>
    </style:style>
    <style:style style:name="P234" style:family="paragraph" style:parent-style-name="Text_20_Body_20_Single" style:list-style-name="L6">
      <style:paragraph-properties fo:margin-top="0in" fo:margin-bottom="0in"/>
      <style:text-properties style:font-name="Times New Roman" fo:font-style="normal" fo:font-weight="bold"/>
    </style:style>
    <style:style style:name="P235" style:family="paragraph" style:parent-style-name="Text_20_Body_20_Single" style:list-style-name="L6">
      <style:paragraph-properties fo:margin-top="0in" fo:margin-bottom="0in"/>
      <style:text-properties style:font-name="Times New Roman" fo:font-weight="bold"/>
    </style:style>
    <style:style style:name="P236"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7" style:family="paragraph" style:parent-style-name="Text_20_Body_20_Single" style:list-style-name="L6">
      <style:paragraph-properties fo:margin-top="0in" fo:margin-bottom="0in"/>
      <style:text-properties style:font-name="Times New Roman"/>
    </style:style>
    <style:style style:name="P248" style:family="paragraph" style:parent-style-name="Text_20_Body_20_Single" style:list-style-name="L6">
      <style:paragraph-properties fo:margin-top="0in" fo:margin-bottom="0in"/>
      <style:text-properties style:font-name="Times New Roman"/>
    </style:style>
    <style:style style:name="P249" style:family="paragraph" style:parent-style-name="Text_20_Body_20_Single" style:list-style-name="L9">
      <style:paragraph-properties fo:margin-top="0in" fo:margin-bottom="0in"/>
    </style:style>
    <style:style style:name="P250" style:family="paragraph" style:parent-style-name="Text_20_Body_20_Single" style:list-style-name="L9">
      <style:paragraph-properties fo:margin-top="0in" fo:margin-bottom="0in"/>
    </style:style>
    <style:style style:name="P251" style:family="paragraph" style:parent-style-name="Text_20_Body_20_Single" style:list-style-name="L9">
      <style:paragraph-properties fo:margin-top="0in" fo:margin-bottom="0in"/>
    </style:style>
    <style:style style:name="P252" style:family="paragraph" style:parent-style-name="Text_20_Body_20_Single" style:list-style-name="L9">
      <style:paragraph-properties fo:margin-top="0in" fo:margin-bottom="0in"/>
    </style:style>
    <style:style style:name="P253" style:family="paragraph" style:parent-style-name="Text_20_Body_20_Single" style:list-style-name="L9">
      <style:paragraph-properties fo:margin-top="0in" fo:margin-bottom="0in"/>
    </style:style>
    <style:style style:name="P254" style:family="paragraph" style:parent-style-name="Text_20_Body_20_Single" style:list-style-name="L9">
      <style:paragraph-properties fo:margin-top="0in" fo:margin-bottom="0in"/>
    </style:style>
    <style:style style:name="P255" style:family="paragraph" style:parent-style-name="Text_20_Body_20_Single" style:list-style-name="L9">
      <style:paragraph-properties fo:margin-top="0in" fo:margin-bottom="0in"/>
    </style:style>
    <style:style style:name="P256" style:family="paragraph" style:parent-style-name="Text_20_Body_20_Single" style:list-style-name="L9">
      <style:paragraph-properties fo:margin-top="0in" fo:margin-bottom="0in"/>
    </style:style>
    <style:style style:name="P257" style:family="paragraph" style:parent-style-name="Text_20_Body_20_Single" style:list-style-name="L9">
      <style:paragraph-properties fo:margin-top="0in" fo:margin-bottom="0in"/>
    </style:style>
    <style:style style:name="P258" style:family="paragraph" style:parent-style-name="Text_20_Body_20_Single" style:list-style-name="L9">
      <style:paragraph-properties fo:margin-top="0in" fo:margin-bottom="0in"/>
    </style:style>
    <style:style style:name="P259" style:family="paragraph" style:parent-style-name="Text_20_Body_20_Single" style:list-style-name="L9">
      <style:paragraph-properties fo:margin-top="0in" fo:margin-bottom="0in"/>
    </style:style>
    <style:style style:name="P260" style:family="paragraph" style:parent-style-name="Text_20_Body_20_Single" style:list-style-name="L9">
      <style:paragraph-properties fo:margin-top="0in" fo:margin-bottom="0in"/>
      <style:text-properties fo:font-style="italic" style:font-style-asian="italic" style:font-style-complex="italic"/>
    </style:style>
    <style:style style:name="P261" style:family="paragraph" style:parent-style-name="Text_20_Body_20_Single" style:list-style-name="L9">
      <style:paragraph-properties fo:margin-top="0in" fo:margin-bottom="0in"/>
      <style:text-properties fo:font-style="italic" style:font-style-asian="italic" style:font-style-complex="italic"/>
    </style:style>
    <style:style style:name="P262" style:family="paragraph" style:parent-style-name="Text_20_Body_20_Single" style:list-style-name="L9">
      <style:paragraph-properties fo:margin-top="0in" fo:margin-bottom="0in"/>
    </style:style>
    <style:style style:name="P263" style:family="paragraph" style:parent-style-name="Text_20_Body_20_Single" style:list-style-name="L9">
      <style:paragraph-properties fo:margin-top="0in" fo:margin-bottom="0in" fo:orphans="2" fo:widows="2" style:writing-mode="lr-tb"/>
    </style:style>
    <style:style style:name="P264"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65" style:family="paragraph" style:parent-style-name="Text_20_Body_20_Single" style:list-style-name="L6">
      <style:paragraph-properties fo:margin-left="0in" fo:margin-right="0in" fo:margin-top="0in" fo:margin-bottom="0in" fo:text-indent="0in" style:auto-text-indent="false"/>
    </style:style>
    <style:style style:name="P266"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67"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68"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69"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New1" fo:font-size="10pt" style:font-name-asian="Courier" style:font-size-asian="10pt" style:font-name-complex="Courier" style:font-size-complex="10pt"/>
    </style:style>
    <style:style style:name="T27" style:family="text">
      <style:text-properties fo:color="#000000" style:text-underline-style="none"/>
    </style:style>
    <style:style style:name="T28"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9"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0" style:family="text">
      <style:text-properties fo:color="#000000" style:font-name="Times New Roman" fo:font-size="12pt" style:font-name-asian="Helv" style:font-size-asian="12pt" style:font-name-complex="Helv" style:font-size-complex="12pt"/>
    </style:style>
    <style:style style:name="T31" style:family="text">
      <style:text-properties fo:color="#000000" style:font-name="TimesNewRomanPSMT1"/>
    </style:style>
    <style:style style:name="T32" style:family="text">
      <style:text-properties fo:color="#000000" style:font-name="TimesNewRomanPSMT1" fo:font-size="10pt"/>
    </style:style>
    <style:style style:name="T33" style:family="text">
      <style:text-properties fo:color="#000000" style:font-name="TimesNewRomanPSMT1" fo:font-weight="bold"/>
    </style:style>
    <style:style style:name="T34" style:family="text">
      <style:text-properties fo:color="#000000" style:text-line-through-style="solid" style:font-name="TimesNewRomanPSMT1"/>
    </style:style>
    <style:style style:name="T35" style:family="text">
      <style:text-properties fo:color="#000000" style:font-name="TimesNewRomanPS-ItalicMT" fo:font-style="italic"/>
    </style:style>
    <style:style style:name="T36" style:family="text">
      <style:text-properties fo:color="#000000" style:font-name="TimesNewRomanPS-ItalicMT" fo:font-size="10pt" fo:font-style="italic"/>
    </style:style>
    <style:style style:name="T37" style:family="text">
      <style:text-properties fo:color="#000000" style:font-name="TimesNewRomanPS-BoldMT" fo:font-weight="bold"/>
    </style:style>
    <style:style style:name="T38" style:family="text">
      <style:text-properties style:font-name-asian="BookMasterGothic-Bold" style:font-style-asian="italic" style:font-weight-asian="bold" style:font-name-complex="BookMasterGothic-Bold" style:font-style-complex="italic" style:font-weight-complex="bold"/>
    </style:style>
    <style:style style:name="T39" style:family="text">
      <style:text-properties style:font-name="Times New Roman1"/>
    </style:style>
    <style:style style:name="T40" style:family="text">
      <style:text-properties style:font-name="Times New Roman1" fo:font-size="12pt" fo:font-style="italic" fo:font-weight="normal" style:font-size-asian="12pt" style:font-style-asian="italic" style:font-size-complex="12pt" style:font-style-complex="italic"/>
    </style:style>
    <style:style style:name="T41" style:family="text">
      <style:text-properties style:font-name="Times New Roman1" fo:font-size="12pt" style:font-name-asian="Helvetica" style:font-size-asian="12pt" style:font-name-complex="Helvetica" style:font-size-complex="12pt"/>
    </style:style>
    <style:style style:name="T42" style:family="text">
      <style:text-properties style:font-name="Times New Roman1" fo:font-size="12pt" style:font-size-asian="12pt" style:font-size-complex="12pt"/>
    </style:style>
    <style:style style:name="T43" style:family="text">
      <style:text-properties style:font-name="Times New Roman1" fo:font-size="12pt" fo:font-style="normal" style:font-name-asian="BookMasterGothic-Roman" style:font-size-asian="12pt" style:font-name-complex="BookMasterGothic-Roman" style:font-size-complex="12pt"/>
    </style:style>
    <style:style style:name="T44"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5"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6"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7" style:family="text">
      <style:text-properties style:font-name="Times New Roman1" fo:font-style="normal" style:font-style-asian="italic" style:font-style-complex="italic"/>
    </style:style>
    <style:style style:name="T48" style:family="text">
      <style:text-properties style:font-name="Times New Roman1" fo:font-style="normal" fo:font-weight="normal"/>
    </style:style>
    <style:style style:name="T49" style:family="text">
      <style:text-properties style:font-name="Times New Roman1" style:font-name-asian="BookMasterGothic-Roman" style:font-name-complex="BookMasterGothic-Roman"/>
    </style:style>
    <style:style style:name="T50" style:family="text">
      <style:text-properties style:font-name="Times New Roman1" fo:font-weight="normal"/>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italic" style:font-size-complex="12pt" style:font-style-complex="italic"/>
    </style:style>
    <style:style style:name="T53" style:family="text">
      <style:text-properties fo:font-size="12pt" fo:font-style="normal" style:font-size-asian="12pt" style:font-style-asian="normal" style:font-size-complex="12pt" style:font-style-complex="normal"/>
    </style:style>
    <style:style style:name="T54" style:family="text">
      <style:text-properties style:font-name="Helvetica" fo:font-size="10pt" style:font-name-asian="Helvetica" style:font-size-asian="10pt" style:font-name-complex="Helvetica" style:font-size-complex="10pt"/>
    </style:style>
    <style:style style:name="T55" style:family="text">
      <style:text-properties style:font-name="Arial1" style:font-name-asian="BookMasterGothic-Roman" style:font-name-complex="BookMasterGothic-Roman"/>
    </style:style>
    <style:style style:name="T56" style:family="text">
      <style:text-properties style:font-name="Courier New1" fo:font-size="12pt" fo:font-style="normal" fo:font-weight="normal" style:font-size-asian="12pt" style:font-style-asian="italic" style:font-size-complex="12pt" style:font-style-complex="italic"/>
    </style:style>
    <style:style style:name="T57" style:family="text">
      <style:text-properties fo:color="#ff0000" style:font-name="TimesNewRomanPSMT1"/>
    </style:style>
    <style:style style:name="T58" style:family="text">
      <style:text-properties style:font-name="TimesNewRomanPS-ItalicMT" fo:font-style="italic"/>
    </style:style>
    <style:style style:name="T59" style:family="text">
      <style:text-properties style:font-name="CourierNewPSMT" fo:font-size="10pt"/>
    </style:style>
    <style:style style:name="T60" style:family="text">
      <style:text-properties style:font-name="CourierNewPSMT" fo:font-size="9pt"/>
    </style:style>
    <style:style style:name="T61" style:family="text">
      <style:text-properties fo:color="#0000ff" style:font-name="TimesNewRomanPS-ItalicMT" fo:font-style="italic"/>
    </style:style>
    <style:style style:name="T62"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XCAT 2 DB2 Setup</text:p>
      <text:p text:style-name="P21"><text:date style:data-style-name="N37" text:date-value="2010-07-16T08:08:40.06">07/16/10</text:date>, <text:time style:data-style-name="N43" text:time-value="2010-07-16T08:08:40.06">08:08:40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52"><text:a xlink:type="simple" xlink:href="#1. Overview Setup  DB2 on the Management Node|outline">1.0 <text:s/>Overview Setup <text:s/>DB2 on the Management Node<text:tab/>2</text:a></text:p>
          <text:p text:style-name="P152"><text:a xlink:type="simple" xlink:href="#2. Install DB2 on the Management Node|outline">2.0 <text:s/>Install DB2 on the Management Node<text:tab/>3</text:a></text:p>
          <text:p text:style-name="P153"><text:a xlink:type="simple" xlink:href="#2.1.Disk space needed  to install DB2 |outline">2.1 Disk space needed <text:s/>to install DB2 <text:tab/>3</text:a></text:p>
          <text:p text:style-name="P153"><text:a xlink:type="simple" xlink:href="#2.2.Installation Steps|outline">2.2 Installation Steps<text:tab/>4</text:a></text:p>
          <text:p text:style-name="P153"><text:a xlink:type="simple" xlink:href="#2.3.Installing the DB2 License|outline">2.3 Installing the DB2 License<text:tab/>5</text:a></text:p>
          <text:p text:style-name="P153"><text:a xlink:type="simple" xlink:href="#2.4.Installing Latest Fix Packs|outline">2.4 Installing Latest Fix Packs<text:tab/>6</text:a></text:p>
          <text:p text:style-name="P152"><text:a xlink:type="simple" xlink:href="#3.Installation and Setup of  DBD::DB2 Perl modules|outline">3.0 Installation and Setup of <text:s/>DBD::DB2 Perl modules<text:tab/>6</text:a></text:p>
          <text:p text:style-name="P153"><text:a xlink:type="simple" xlink:href="#3.1.perl-DBI|outline">3.1 perl-DBI<text:tab/>6</text:a></text:p>
          <text:p text:style-name="P153"><text:a xlink:type="simple" xlink:href="#3.2.Build and Install   DBD::DB2 code|outline">3.2 Build and Install <text:s text:c="2"/>DBD::DB2 code<text:tab/>6</text:a></text:p>
          <text:p text:style-name="P152"><text:a xlink:type="simple" xlink:href="#4. Setting up the DB2 Server Instance|outline">4.0 <text:s/>Setting up the DB2 Server Instance<text:tab/>7</text:a></text:p>
          <text:p text:style-name="P152"><text:a xlink:type="simple" xlink:href="#5.Start the DB2 Server |outline">5.0 Start the DB2 Server <text:tab/>10</text:a></text:p>
          <text:p text:style-name="P153"><text:a xlink:type="simple" xlink:href="#5.1.Increasing processor entitlement|outline">5.1 Increasing processor entitlement<text:tab/>10</text:a></text:p>
          <text:p text:style-name="P153"><text:a xlink:type="simple" xlink:href="#5.2.DB2 Useful Commands|outline">5.2 DB2 Useful Commands<text:tab/>10</text:a></text:p>
          <text:p text:style-name="P152"><text:a xlink:type="simple" xlink:href="#6. Create the xCAT Database|outline">6.0 <text:s/>Create the xCAT Database<text:tab/>11</text:a></text:p>
          <text:p text:style-name="P153"><text:a xlink:type="simple" xlink:href="#6.1.Restart the Instance to Apply the Changes|outline">6.1 Restart the Instance to Apply the Changes<text:tab/>11</text:a></text:p>
          <text:p text:style-name="P152"><text:a xlink:type="simple" xlink:href="#7. Migrate xCAT data to DB2 |outline">7.0 <text:s/>Migrate xCAT data to DB2 <text:tab/>11</text:a></text:p>
          <text:p text:style-name="P152"><text:a xlink:type="simple" xlink:href="#8. Setting up the DB2 Client on the Service Nodes.|outline">8.0 <text:s/>Setting up the DB2 Client on the Service Nodes.<text:tab/>13</text:a></text:p>
          <text:p text:style-name="P153"><text:a xlink:type="simple" xlink:href="#8.1. Install the DB2 Client software on the SN|outline">8.1 <text:s/>Install the DB2 Client software on the SN<text:tab/>13</text:a></text:p>
          <text:p text:style-name="P153"><text:a xlink:type="simple" xlink:href="#8.2. Installation and Setup of  DBD::DB2 Perl modules|outline">8.2 <text:s/>Installation and Setup of <text:s/>DBD::DB2 Perl modules<text:tab/>14</text:a></text:p>
          <text:p text:style-name="P153"><text:a xlink:type="simple" xlink:href="#8.3.Creating the Client Instance on the Service Node|outline">8.3 Creating the Client Instance on the Service Node<text:tab/>14</text:a></text:p>
          <text:p text:style-name="P153"><text:a xlink:type="simple" xlink:href="#8.4.Creating the catalog of the DB2 Server Node on the Service Node |outline">8.4 Creating the catalog of the DB2 Server Node on the Service Node <text:tab/>16</text:a></text:p>
          <text:p text:style-name="P153"><text:a xlink:type="simple" xlink:href="#8.5. Catalog the Server Instance Database on the Service Node|outline">8.5 <text:s/>Catalog the Server Instance Database on the Service Node<text:tab/>16</text:a></text:p>
          <text:p text:style-name="P153"><text:a xlink:type="simple" xlink:href="#8.6. Test the Database Connection |outline">8.6 <text:s/>Test the Database Connection <text:tab/>16</text:a></text:p>
          <text:p text:style-name="P152"><text:a xlink:type="simple" xlink:href="#9. Adding ODBC support (under construction)|outline">9.0 <text:s/>Adding ODBC support (under construction)<text:tab/>17</text:a></text:p>
          <text:p text:style-name="P153"><text:a xlink:type="simple" xlink:href="#9.1.Setup the ODBC on the Management Node (DB2 Server)|outline">9.1 Setup the ODBC on the Management Node (DB2 Server)<text:tab/>17</text:a></text:p>
          <text:p text:style-name="P153"><text:a xlink:type="simple" xlink:href="#9.2.Setup ODBC on the Service Nodes|outline">9.2 Setup ODBC on the Service Nodes<text:tab/>20</text:a></text:p>
          <text:p text:style-name="P152"><text:a xlink:type="simple" xlink:href="#10. Installing xCAT on the Service Node|outline">10.0 <text:s/>Installing xCAT on the Service Node<text:tab/>22</text:a></text:p>
          <text:p text:style-name="P152"><text:a xlink:type="simple" xlink:href="#11. Removing xCAT from DB2|outline">11.0 <text:s/>Removing xCAT from DB2<text:tab/>22</text:a></text:p>
          <text:p text:style-name="P152"><text:a xlink:type="simple" xlink:href="#12. Removing  DB2 from MN and SN|outline">12.0 <text:s/>Removing <text:s/>DB2 from MN and SN<text:tab/>23</text:a></text:p>
          <text:p text:style-name="P152"><text:a xlink:type="simple" xlink:href="#13. References|outline">13.0 <text:s/>References<text:tab/>23</text:a></text:p>
          <text:p text:style-name="P152"><text:a xlink:type="simple" xlink:href="#14. Diagnostics|outline">14.0 <text:s/>Diagnostics<text:tab/>23</text:a></text:p>
        </text:index-body>
      </text:table-of-content>
      <text:p text:style-name="P22"/>
      <text:p text:style-name="P23"/>
      <text:p text:style-name="P24"/>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0">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0">AIX61J- AIX61 TL5 <text:s text:c="2"/>(AIX 6.1.5.0)) or later. </text:span></text:p>
      <text:p text:style-name="P35"/>
      <text:p text:style-name="P36"/>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12"><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8"/>
      <text:p text:style-name="P58"><text:a xlink:type="simple" xlink:href="http://www-01.ibm.com/support/docview.wss?uid=swg27009474"/></text:p>
      <text:p text:style-name="P26"/>
      <text:p text:style-name="P57"><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7"><text:tab/></text:p>
      <text:p text:style-name="P57"><text:tab/>For more references: <text:s/>see the <text:reference-ref text:reference-format="text" text:ref-name="References"> References</text:reference-ref> section. </text:p>
      <text:p text:style-name="P57"/>
      <text:p text:style-name="P57"/>
      <text:p text:style-name="P57"><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0">Configuring and Managing BlueGene <text:s/></text:span><text:a xlink:type="simple" xlink:href="http://www.redbooks.ibm.com/redbooks/pdfs/sg247352.pdf"><text:span text:style-name="T40">DB2 Setup Sections.</text:span></text:a> <text:s/>We will be using a Command Line (manual) <text:s/>installation method, not the Web interface. </text:p>
      <text:p text:style-name="P51">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54">To copy the tarball and unzip and untar -- <text:s text:c="2"/>at least 4 gigabytes</text:p>
        </text:list-item>
        <text:list-item>
          <text:p text:style-name="P154">To install DB2 code ( MN and SN) in /opt <text:s text:c="2"/>-- at least <text:s/>1.5 gigabytes</text:p>
        </text:list-item>
        <text:list-item>
          <text:p text:style-name="P154">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163">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17"/>
          <text:p text:style-name="P213"/>
        </text:list-item>
        <text:list-item>
          <text:p text:style-name="P163"><text:s/>Untar the download package:</text:p>
          <text:p text:style-name="P139"><text:s text:c="2"/>cd /db2source</text:p>
          <text:p text:style-name="P117">On Linux: </text:p>
          <text:p text:style-name="P117"><text:s text:c="2"/>zcat <text:s/>DB2_ESE_97_Linux_ipSeries.tar.gz | tar -xvf-</text:p>
          <text:p text:style-name="P117"><text:s/>or <text:s/></text:p>
          <text:p text:style-name="P117">On AIX:</text:p>
          <text:p text:style-name="P117"><text:s/>gunzip DB2_ESE_97_AIX.tar.gz </text:p>
          <text:p text:style-name="P117"><text:s/>tar -xvf DB2_ESE_97_AIX.tar </text:p>
          <text:p text:style-name="P117"><text:s/></text:p>
          <text:p text:style-name="P140"/>
          <text:p text:style-name="P163"/>
        </text:list-item>
        <text:list-item>
          <text:p text:style-name="P163"><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14">For our SLES 10 ppc system, <text:s/>we download the following:</text:p>
        </text:list-item>
      </text:list>
      <text:p text:style-name="P56">vacpp.rte.90.sles10.*.update.tar.gz into /db2source/vac9.0.</text:p>
      <text:list text:style-name="L4">
        <text:list-item>
          <text:p text:style-name="P215">We unzip and untar the software: <text:s text:c="67"/>zcat vacpp.rte.90.sles10.*.update.tar.gz | tar -xvf-</text:p>
        </text:list-item>
        <text:list-item>
          <text:p text:style-name="P215">Apply the updates, t<text:span text:style-name="T12">his installs the runtime libraries consisting of three RPMs – vacpp.rte, xlsmp.rte,and xlsmp.msg.rte.</text:span></text:p>
          <text:p text:style-name="P141"><text:s text:c="6"/>cd /db2source/vac9.0</text:p>
        </text:list-item>
      </text:list>
      <text:p text:style-name="P70"><text:s text:c="3"/>rpm -Uvh *.rpm</text:p>
      <text:p text:style-name="P70"/>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63"><text:reference-mark-start text:name="Install DB2"/><text:s/>Install DB2<text:reference-mark-end text:name="Install DB2"/></text:p>
          <text:p text:style-name="P163"><text:s/></text:p>
          <text:p text:style-name="P163"><text:s/></text:p>
          <text:p text:style-name="P150"><text:s text:c="13"/>cd /db2source/ese</text:p>
          <text:p text:style-name="P142"><text:s/>./db2_install</text:p>
          <text:p text:style-name="P142"/>
        </text:list-item>
      </text:list>
      <text:p text:style-name="P59"><text:s text:c="3"/><text:span text:style-name="T19">You will be prompted with the following questions:</text:span></text:p>
      <text:p text:style-name="P59"><text:soft-page-break/></text:p>
      <text:list text:style-name="L2" text:continue-numbering="true">
        <text:list-header>
          <text:p text:style-name="P142">Default directory for installation of products - /opt/ibm/db2/V9.7</text:p>
        </text:list-header>
      </text:list>
      <text:p text:style-name="P59"/>
      <text:p text:style-name="P59"><text:s text:c="3"/>Do you want to choose a different directory to install [yes/no] ?</text:p>
      <text:p text:style-name="Body_20_Text_20_First_20_Indent"><text:s text:c="11"/><text:span text:style-name="T19">Answer: no</text:span></text:p>
      <text:p text:style-name="P59"/>
      <text:p text:style-name="P59"/>
      <text:p text:style-name="Body_20_Text_20_First_20_Indent"><text:s text:c="8"/>Specify one of the following keywords to install DB2 products.</text:p>
      <text:p text:style-name="P59"><text:s text:c="4"/>ESE</text:p>
      <text:p text:style-name="P59"><text:s text:c="4"/>CLIENT</text:p>
      <text:p text:style-name="P59"><text:s text:c="4"/>RTCL</text:p>
      <text:p text:style-name="P59"/>
      <text:p text:style-name="P60">Answer: ESE</text:p>
      <text:p text:style-name="P60"/>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18"/>
        </text:list-header>
      </text:list>
      <text:list text:style-name="L2" text:continue-numbering="true">
        <text:list-header>
          <text:p text:style-name="P142"/>
        </text:list-header>
      </text:list>
      <text:h text:style-name="Heading_20_2" text:outline-level="2">Installing the DB2 License</text:h>
      <text:p text:style-name="P1"><text:span text:style-name="T41">The DB2 license file can be found in the db2/license directory on the installation </text:span><text:span text:style-name="T42">CD or inside the installation directory. Depending on the product you have, the file is named db2ese.lic (Enterprise Server Edition). After installing the license, the system is ready to start the </text:span><text:span text:style-name="T41">database. <text:s/>If you loaded a trial copy, you will be able to use it for 90 days without a license. <text:s/>The license will not be present in the install. </text:span></text:p>
      <text:p text:style-name="P17"/>
      <text:p text:style-name="P79">To install the license run the following command:</text:p>
      <text:p text:style-name="P79"/>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3">DBI1402I License added successfully.</text:p>
      <text:p text:style-name="P63"/>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6"/>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9">DBI (DataBase Interface) module and DBD::DB2 (DataBase Driver) are required on the Management Node for the xCAT code to interface with DB2.</text:p>
      <text:p text:style-name="P29"/>
      <text:p text:style-name="P29">Make sure perl-DBI is installed from the OS. <text:s text:c="2"/>Check by running:</text:p>
      <text:p text:style-name="Code_20_Indented">rpm -qa | grep perl-DBI</text:p>
      <text:p text:style-name="P13"/>
      <text:h text:style-name="Heading_20_2" text:outline-level="2">Build and Install <text:s text:c="2"/>DBD::DB2 code</text:h>
      <text:p text:style-name="P28">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8">For the build and installation of the Perl DBD::DB2 module follow the instructions below. <text:s/>You can read information about the Perl interface to DB2 at this site. </text:p>
      <text:p text:style-name="P29"/>
      <text:p text:style-name="P29"><text:a xlink:type="simple" xlink:href="http://www-01.ibm.com/support/docview.wss?rs=71&amp;uid=swg21297335">http://www-01.ibm.com/support/docview.wss?rs=71&amp;uid=swg21297335</text:a></text:p>
      <text:p text:style-name="P34">or </text:p>
      <text:p text:style-name="P37">http://www-01.ibm.com/support/docview.wss?rs=71&amp;uid=swg21297335</text:p>
      <text:p text:style-name="P29"/>
      <text:p text:style-name="P29">You will download <text:s/>the latest DBD:DB2 source code <text:a xlink:type="simple" xlink:href="http://search.cpan.org/~ibmtordb2/">from CPAN.</text:a></text:p>
      <text:p text:style-name="P29"><text:a xlink:type="simple" xlink:href="http://search.cpan.org/~ibmtordb2/"/></text:p>
      <text:p text:style-name="P81"><text:a xlink:type="simple" xlink:href="http://search.cpan.org/~ibmtordb2/"><text:span text:style-name="T27">Note on AIX: you must install the VAC C/C++ compiler, on Linux gcc compiler</text:span></text:a></text:p>
      <text:p text:style-name="P29"><text:a xlink:type="simple" xlink:href="http://search.cpan.org/~ibmtordb2/"/></text:p>
      <text:p text:style-name="P29"/>
      <text:p text:style-name="P29">We will then compile and install <text:s/>it on your machine with the DB2 database you have installed.</text:p>
      <text:p text:style-name="P29"/>
      <text:p text:style-name="Code_20_Indented">mkdir ~/DBD</text:p>
      <text:p text:style-name="Code_20_Indented">cd ~/DBD</text:p>
      <text:p text:style-name="Code_20_Indented">download the current DBD source <text:s/>into ~/DBD </text:p>
      <text:p text:style-name="P11"><text:span text:style-name="T25"><text:s text:c="3"/>wget </text:span><text:a xlink:type="simple" xlink:href="http://www.cpan.org/authors/id/I/IB/IBMTORDB2/DBD-">http://www.cpan.org/authors/id/I/IB/IBMTORDB2/DBD-</text:a><text:span text:style-name="T25"> <text:s text:c="4"/>DB2-1.78.tar.gz</text:span></text:p>
      <text:p text:style-name="P12"><text:s text:c="3"/>If wget is not available, ftp the file to the directory.</text:p>
      <text:p text:style-name="Code_20_Indented">zcat DBD-DB2-1.78.tar.gz | tar -xvf-</text:p>
      <text:p text:style-name="Code_20_Indented">cd ~/DBD/DBD-DB2-1.78</text:p>
      <text:p text:style-name="Code_20_Indented"/>
      <text:p text:style-name="P75"/>
      <text:p text:style-name="Standard">Build and install <text:s/>the Perl DBD:</text:p>
      <text:p text:style-name="Standard"/>
      <text:p text:style-name="P80">On Linux:</text:p>
      <text:p text:style-name="Code_20_Indented"><text:s/><text:span text:style-name="T26">DB2_HOME=/opt/ibm/db2/V9.7 DB2LIB=/opt/ibm/db2/V9.7/lib32 perl Makefile.PL</text:span></text:p>
      <text:p text:style-name="P66"/>
      <text:p text:style-name="P18">On AIX:</text:p>
      <text:p text:style-name="P66">DB2_HOME=/opt/IBM/db2/V9.7 <text:s/>perl Makefile.PL</text:p>
      <text:p text:style-name="P67"/>
      <text:p text:style-name="P18"><text:soft-page-break/>For both AIX and Linux:</text:p>
      <text:p text:style-name="Code_20_Indented"/>
      <text:p text:style-name="P15"><text:s text:c="4"/>make <text:s/>( on Linux you will get warnings)</text:p>
      <text:p text:style-name="P15"><text:s text:c="4"/>make test</text:p>
      <text:p text:style-name="P15"><text:s text:c="4"/>make install (if the tests look okay)</text:p>
      <text:p text:style-name="P15"/>
      <text:p text:style-name="Body_20_Text_20_First_20_Indent">Note: <text:s/>if you are using perl 5.8.8 <text:s/>on AIX <text:s/>(<text:span text:style-name="T24"> AIX61J <text:s text:c="2"/>- <text:s text:c="3"/>AIX61 TL5 <text:s text:c="2"/>(AIX 6.1.5.0) </text:span></text:p>
      <text:p text:style-name="P15"><text:s text:c="5"/>/usr/bin/perl -&gt; /usr/opt/perl5/bin/perl5.8.8</text:p>
      <text:p text:style-name="P15"/>
      <text:p text:style-name="P15"><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5"/>
      <text:p text:style-name="P15">The generated Makefile that is correct has the following line in it:</text:p>
      <text:p text:style-name="P15">CDLFLAGS = -bE:/usr/opt/perl5/lib/5.8.8/aix-thread-multi/CORE/perl.exp -bE:/usr</text:p>
      <text:p text:style-name="P15">/opt/perl5/lib/5.8.8/aix-thread-multi/CORE/perl.exp -bE:/usr/opt/perl5/lib/5.8.8</text:p>
      <text:p text:style-name="P15">/aix-thread-multi/CORE/perl.exp -bE:/usr/opt/perl5/lib/5.8.8/aix-thread-multi/CORE/perl.exp</text:p>
      <text:p text:style-name="P15"/>
      <text:p text:style-name="P15"/>
      <text:p text:style-name="Code_20_Indented"/>
      <text:p text:style-name="P15"><text:span text:style-name="T19">If the make does not fail and the Makefile looks correct, </text:span>continue using the 5.8.8 Makefile. <text:s text:c="2"/></text:p>
      <text:p text:style-name="P65"/>
      <text:h text:style-name="Heading_20_1" text:outline-level="1"><text:s/><text:reference-mark-start text:name="Setting up the DB2 Server Instance"/>Setting up the DB2 Server Instance<text:reference-mark-end text:name="Setting up the DB2 Server Instance"/></text:h>
      <text:p text:style-name="P30">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0"><text:s/><text:span text:style-name="T20">All of the following steps must be run logged into the Management Node as root. <text:s/></text:span></text:p>
      <text:p text:style-name="P50"/>
      <text:list text:style-name="L6">
        <text:list-item>
          <text:p text:style-name="P102"><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47">mkgroup xcatdb<text:line-break/> mkuser pgrp='xcatdb' home='/var/lib/db2' shell='/bin/ksh' xcatdb</text:span></text:p>
          <text:p text:style-name="P102"><text:span text:style-name="T1"><text:line-break/></text:span><text:span text:style-name="T53">On Linux:</text:span><text:span text:style-name="T3"> </text:span></text:p>
          <text:p text:style-name="P104"><text:s text:c="12"/>groupadd xcatdb</text:p>
          <text:p text:style-name="P125"><text:soft-page-break/><text:span text:style-name="T52">u</text:span><text:span text:style-name="T11">seradd -d /var/lib/db2 -g xcatdb -m -s /bin/bash xcatdb</text:span><text:span text:style-name="T51"><text:line-break/></text:span><text:span text:style-name="T1"><text:line-break/></text:span></text:p>
          <text:p text:style-name="P230"/>
        </text:list-item>
        <text:list-item>
          <text:p text:style-name="P102"><text:span text:style-name="T6">Set the xcatdb password<text:line-break/><text:line-break/> <text:s text:c="11"/></text:span><text:span text:style-name="T7">passwd xcatdb</text:span></text:p>
          <text:p text:style-name="P125">Note: on AIX you are required to change the password when xcatdb first logs in. <text:s/>Log in and change to the permanent password. <text:s/>This password will be used by xCAT to access the database. </text:p>
          <text:p text:style-name="P232"/>
        </text:list-item>
        <text:list-item>
          <text:p text:style-name="P233">Add the following entry into /etc/services</text:p>
          <text:p text:style-name="P170"><text:line-break/><text:span text:style-name="T23">Edit the /etc/services file and add the following (suggestion: insert above the references section) </text:span></text:p>
        </text:list-item>
      </text:list>
      <text:p text:style-name="P10"/>
      <text:p text:style-name="P41">#</text:p>
      <text:p text:style-name="P41"># xcatd settings : Allow tcp communication for the instance, <text:s/>make sure port numbers do not conflict with existing entries. </text:p>
      <text:p text:style-name="P41">#</text:p>
      <text:p text:style-name="P41">DB2_xcatdb <text:s text:c="5"/>60000/tcp</text:p>
      <text:p text:style-name="P41">DB2_xcatdb_1 <text:s text:c="3"/>60001/tcp</text:p>
      <text:p text:style-name="P41">DB2_xcatdb_2 <text:s text:c="3"/>60002/tcp</text:p>
      <text:p text:style-name="P41">DB2_xcatdb_END <text:s/>60003/tcp</text:p>
      <text:p text:style-name="P41">db2c_xcatdb <text:s text:c="3"/>50001/tcp <text:s text:c="3"/># Port for server connection</text:p>
      <text:p text:style-name="P42"><text:line-break/></text:p>
      <text:p text:style-name="Default_20_Text"/>
      <text:list text:style-name="L6" text:continue-numbering="true">
        <text:list-item>
          <text:p text:style-name="P235">Create the DB2 <text:s/>Server Instance</text:p>
          <text:p text:style-name="P236">Note: you will need available <text:s/>space <text:s/>in /var/lib/db2 is 465348KB, for this to complete.</text:p>
        </text:list-item>
      </text:list>
      <text:p text:style-name="P53"/>
      <text:p text:style-name="P39">To create the xCAT DB2 Server Instance run the following as root:</text:p>
      <text:p text:style-name="P39"/>
      <text:p text:style-name="P9"><text:s text:c="3"/>on Linux </text:p>
      <text:p text:style-name="P48"><text:span text:style-name="T8"><text:s text:c="4"/></text:span><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p>
      <text:p text:style-name="P15"><text:line-break/> <text:span text:style-name="T13"><text:s/>on AIX</text:span></text:p>
      <text:p text:style-name="P48"><text:s text:c="2"/><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line-break/><text:line-break/></text:p>
      <text:list text:style-name="L6" text:continue-numbering="true">
        <text:list-item>
          <text:p text:style-name="P264">Modify the DB2 Server Instance</text:p>
          <text:p text:style-name="P265"><text:s text:c="5"/>As root:</text:p>
        </text:list-item>
      </text:list>
      <text:p text:style-name="P74">cd /opt/ibm/db2/V9.7/instance on Linux</text:p>
      <text:p text:style-name="P74">cd /opt/IBM/db2/V9.7/instance <text:s/>on AIX</text:p>
      <text:p text:style-name="P72"><text:span text:style-name="T21">./</text:span><text:span text:style-name="T38">db2iset -g DB2_PARALLEL_IO=*</text:span></text:p>
      <text:p text:style-name="P72"><text:span text:style-name="T38">./</text:span><text:span text:style-name="T38">db2iset -g DB2AUTOSTART=yes</text:span></text:p>
      <text:p text:style-name="P73">./db2iset -g DB2_STRIPED_CONTAINERS=ON</text:p>
      <text:p text:style-name="P73"><text:soft-page-break/></text:p>
      <text:p text:style-name="P73">su – xcatdb</text:p>
      <text:p text:style-name="P73">&gt; db2set -all</text:p>
      <text:p text:style-name="P73">[i] DB2COMM=tcpip</text:p>
      <text:p text:style-name="P73">[g] DB2_STRIPED_CONTAINERS=ON</text:p>
      <text:p text:style-name="P73">[g] DB2SYSTEM=c76a3l4vp01</text:p>
      <text:p text:style-name="P73">[g] DB2INSTDEF=xcatdb</text:p>
      <text:p text:style-name="P73">[g] DB2_PARALLEL_IO=*</text:p>
      <text:p text:style-name="P73">[g] DB2AUTOSTART=yes</text:p>
      <text:p text:style-name="P71"/>
      <text:list text:style-name="L6" text:continue-numbering="true">
        <text:list-item>
          <text:p text:style-name="P237"><text:reference-mark-start text:name="1)Set the db2 instance name for root"/>Set the db2 instance name and db2 home environment variables for root <text:reference-mark-end text:name="1)Set the db2 instance name for root"/></text:p>
          <text:p text:style-name="P237">For AIX as root:</text:p>
          <text:p text:style-name="P237"><text:s text:c="6"/>vi /etc/profile</text:p>
        </text:list-item>
      </text:list>
      <text:p text:style-name="P52"><text:s text:c="18"/>add the following line:</text:p>
      <text:p text:style-name="P52"><text:s text:c="19"/>export DB2INSTANCE=xcatdb </text:p>
      <text:p text:style-name="P52"><text:s text:c="20"/></text:p>
      <text:list text:style-name="L6" text:continue-numbering="true">
        <text:list-header>
          <text:p text:style-name="P237"><text:s text:c="6"/></text:p>
          <text:p text:style-name="P237">For Linux as root:</text:p>
          <text:p text:style-name="P237"><text:s text:c="6"/>c<text:span text:style-name="T6">d /etc/profile.d</text:span></text:p>
          <text:p text:style-name="P237"><text:s text:c="7"/>vi xcat.sh</text:p>
          <text:p text:style-name="P237"><text:s text:c="10"/>add the following line:</text:p>
          <text:p text:style-name="P237"><text:s text:c="11"/>export DB2INSTANCE=xcatdb</text:p>
          <text:p text:style-name="P237"><text:s text:c="11"/></text:p>
        </text:list-header>
      </text:list>
      <text:p text:style-name="P69"><text:s text:c="13"/>vi xcat.csh</text:p>
      <text:p text:style-name="P69"><text:s text:c="17"/>add the following line:</text:p>
      <text:p text:style-name="P69"><text:s text:c="18"/>setenv DB2INSTANCE "xcatdb"</text:p>
      <text:p text:style-name="P69"/>
      <text:p text:style-name="P69"><text:s text:c="6"/>Note: either logout and back in or <text:s/>set the environment variable manually for root:</text:p>
      <text:p text:style-name="P69"><text:s text:c="11"/>export DB2INSTANCE=xcatdb <text:s text:c="14"/></text:p>
      <text:h text:style-name="Heading_20_1" text:outline-level="1">Start the DB2 Server </text:h>
      <text:p text:style-name="P27">To start the server, <text:s/>you must logon as the xcatd instance id, <text:s/>create previously.</text:p>
      <text:p text:style-name="P27"/>
      <text:p text:style-name="P64">su – xcatdb</text:p>
      <text:p text:style-name="P64">xcatdb@c76a3l4vp01:~&gt; db2start</text:p>
      <text:p text:style-name="P64">01/27/2010 19:48:08 <text:s text:c="4"/>0 <text:s text:c="2"/>0 <text:s text:c="2"/>SQL1063N <text:s/>DB2START processing was successful.</text:p>
      <text:p text:style-name="P64">SQL1063N <text:s/>DB2START processing was successful.</text:p>
      <text:p text:style-name="P64"/>
      <text:p text:style-name="Code_20_Indented">If you need to stop the database, <text:s/>use</text:p>
      <text:p text:style-name="P64">xcatdb@c76a3l4vp01:~&gt; db2stop </text:p>
      <text:p text:style-name="P64">or </text:p>
      <text:p text:style-name="P64">xcatdb@c76a3l4vp01:~&gt; db2stop force</text:p>
      <text:p text:style-name="P64"/>
      <text:h text:style-name="Heading_20_2" text:outline-level="2"><text:soft-page-break/>Increasing processor entitlement</text:h>
      <text:p text:style-name="Default_20_Text">After the database is started, you might want to increase the processor</text:p>
      <text:p text:style-name="Default_20_Text"><text:span text:style-name="T54">entitlement for DB2. <text:s text:c="2"/>Check the section “</text:span><text:a xlink:type="simple" xlink:href="http://www.redbooks.ibm.com/redbooks/pdfs/sg247352.pdf"><text:span text:style-name="T54">Increasing processor entitlement</text:span></text:a><text:span text:style-name="T54">” for information on customizing you system. </text:span></text:p>
      <text:p text:style-name="P28"/>
      <text:h text:style-name="P78" text:outline-level="2">DB2 Useful Commands</text:h>
      <text:p text:style-name="P31">Note: path IBM for AIX, <text:s/>ibm for Linux </text:p>
      <text:p text:style-name="P31"><text:s text:c="6"/>These commands, you run as root:</text:p>
      <text:p text:style-name="P31"/>
      <text:list text:style-name="L7">
        <text:list-item>
          <text:p text:style-name="P171"><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71"><text:span text:style-name="Variable"><text:span text:style-name="T9">If you have problems removing an instance use:</text:span></text:span></text:p>
          <text:p text:style-name="P171"><text:span text:style-name="Variable"><text:span text:style-name="T9">/opt/ibm /db2/V9.7/instance/db2iset -d xcatdb</text:span></text:span></text:p>
        </text:list-item>
        <text:list-item>
          <text:p text:style-name="P171"><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75"><text:span text:style-name="Variable"><text:span text:style-name="T2">db2 connect to xcatdb ( connect to database) from Server</text:span></text:span></text:p>
        </text:list-item>
        <text:list-item>
          <text:p text:style-name="P175"><text:span text:style-name="Variable"><text:span text:style-name="T2">db2 connect to xcatdb user xcatdb <text:s/>from Client </text:span></text:span></text:p>
        </text:list-item>
        <text:list-item>
          <text:p text:style-name="P175"><text:span text:style-name="Variable"><text:span text:style-name="T2">db2 drop database <text:s/>xcatdb ( drop the database)</text:span></text:span></text:p>
        </text:list-item>
        <text:list-item>
          <text:p text:style-name="P175"><text:span text:style-name="Variable"><text:span text:style-name="T2">db2 list tables </text:span></text:span></text:p>
        </text:list-item>
        <text:list-item>
          <text:p text:style-name="P175"><text:span text:style-name="Variable"><text:span text:style-name="T2">db2 describe table site</text:span></text:span></text:p>
        </text:list-item>
        <text:list-item>
          <text:p text:style-name="P175"><text:span text:style-name="Variable"><text:span text:style-name="T2">db2 drop table site </text:span></text:span></text:p>
        </text:list-item>
        <text:list-item>
          <text:p text:style-name="P175"><text:span text:style-name="Variable"><text:span text:style-name="T2">db2stop</text:span></text:span></text:p>
        </text:list-item>
        <text:list-item>
          <text:p text:style-name="P175"><text:span text:style-name="Variable"><text:span text:style-name="T2">db2stop force</text:span></text:span></text:p>
        </text:list-item>
        <text:list-item>
          <text:p text:style-name="P175"><text:span text:style-name="Variable"><text:span text:style-name="T2">db2start</text:span></text:span></text:p>
        </text:list-item>
        <text:list-item>
          <text:p text:style-name="P175"><text:span text:style-name="Variable"><text:span text:style-name="T2">db2 ( enter interactive admin session)</text:span></text:span></text:p>
        </text:list-item>
        <text:list-item>
          <text:p text:style-name="P175"><text:span text:style-name="Variable"><text:span text:style-name="T2">db2 -t ( enter interactive admin session where sql must end in ;)</text:span></text:span></text:p>
        </text:list-item>
        <text:list-item>
          <text:p text:style-name="P175"><text:span text:style-name="Variable"><text:span text:style-name="T2">quit ( quit out of <text:s/>interactive admin session)</text:span></text:span></text:p>
        </text:list-item>
      </text:list>
      <text:p text:style-name="P38"/>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3">We will create one database “xcatdb”, <text:s/>it will be store in the “xcatdb” Instance home directory which is /var/lib/db2. </text:span></text:span></text:p>
      <text:p text:style-name="P5"/>
      <text:p text:style-name="P62">su – xcatdb</text:p>
      <text:p text:style-name="P15"><text:span text:style-name="Source_20_Text"><text:span text:style-name="T55"/></text:span></text:p>
      <text:p text:style-name="Code_20_Indented"><text:span text:style-name="Source_20_Text"><text:span text:style-name="T55"/></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1"><text:span text:style-name="Source_20_Text"><text:span text:style-name="T45">db2 -tvf</text:span></text:span><text:span text:style-name="Source_20_Text"><text:span text:style-name="T46"> <text:s/>/opt/xcat/share/xcat/tools/createdb.sql</text:span></text:span></text:p>
      <text:p text:style-name="P61"><text:soft-page-break/><text:span text:style-name="Source_20_Text"><text:span text:style-name="T44"/></text:span></text:p>
      <text:p text:style-name="P61"><text:span text:style-name="Source_20_Text"><text:span text:style-name="T44">Note: be patient, it takes a while. <text:s/>You may also investigate the default attributes of the database that we chose in this setup scripts and change according to your system needs. </text:span></text:span></text:p>
      <text:p text:style-name="P61"><text:span text:style-name="Source_20_Text"><text:span text:style-name="T44"/></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249">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4"/>
      <text:p text:style-name="P54"><text:s text:c="11"/>Note: if you get an error, like “Connection failure: IO::Socket::SSL: connect:</text:p>
      <text:p text:style-name="P54"><text:s text:c="10"/>Connection refused at....,” <text:s text:c="2"/>make sure your xcatd daemon is running. <text:s text:c="2"/></text:p>
      <text:list text:style-name="L9" text:continue-numbering="true">
        <text:list-header>
          <text:p text:style-name="P249"/>
        </text:list-header>
        <text:list-item>
          <text:p text:style-name="P249"><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9"/>
      <text:p text:style-name="P77">DB2:xcatdb|xcatdb|ppslab09</text:p>
      <text:list text:style-name="L9" text:continue-numbering="true">
        <text:list-header>
          <text:p text:style-name="P249"><text:s text:c="4"/>DB2:&lt;databasename&gt;|&lt;instancename&gt;|&lt;instancepassword&gt;</text:p>
        </text:list-header>
      </text:list>
      <text:p text:style-name="P54"/>
      <text:list text:style-name="L9" text:continue-numbering="true">
        <text:list-header>
          <text:p text:style-name="P249"><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49"/>
      <text:list text:style-name="L9" text:continue-numbering="true">
        <text:list-header>
          <text:p text:style-name="P249">Finally change permissions on the file, <text:s/>so only root can read, to protect the password. <text:line-break/><text:span text:style-name="T1"><text:line-break/>chmod 0600 /etc/xcat/cfgloc </text:span></text:p>
          <text:p text:style-name="P249"/>
        </text:list-header>
        <text:list-item>
          <text:p text:style-name="P249">Stop the xcatd daemon, <text:s/>so no database actions will occur while you are migrating the data to DB2.</text:p>
          <text:p text:style-name="P249"><text:s/><text:span text:style-name="T3">On AIX: stopsrc -s xcatd </text:span><text:span text:style-name="T1"><text:line-break/> </text:span><text:span text:style-name="T3">On Linux: </text:span><text:span text:style-name="T1">service xcatd stop</text:span> </text:p>
          <text:p text:style-name="P249"/>
        </text:list-item>
        <text:list-item>
          <text:p text:style-name="P249">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60"/>
          <text:p text:style-name="P260">Note: <text:s/>If you still have errors that you can not resolve, <text:s/>you can go back to using SQlite, by moving /etc/xcat/cfgloc to /etc/xcat/cfgloc.save and restarting xcatd. </text:p>
        </text:list-item>
      </text:list>
      <text:p text:style-name="P54"/>
      <text:list text:style-name="L9" text:continue-numbering="true">
        <text:list-header>
          <text:p text:style-name="P249"/>
        </text:list-header>
        <text:list-item>
          <text:p text:style-name="P263">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66"/>
          <text:p text:style-name="P268"/>
        </text:list-item>
        <text:list-item>
          <text:p text:style-name="P268">Test the database</text:p>
        </text:list-item>
      </text:list>
      <text:p text:style-name="P6"/>
      <text:p text:style-name="P6"><text:s text:c="12"/>tabdump site</text:p>
      <text:p text:style-name="P55"><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5">Install DB2:</text:p>
      <text:list text:style-name="L2" text:continue-numbering="true">
        <text:list-header>
          <text:p text:style-name="P163"/>
          <text:p text:style-name="P150"><text:s text:c="13"/>cd /db2source/ese</text:p>
          <text:p text:style-name="P142"><text:s/>./db2_install</text:p>
          <text:p text:style-name="P142"/>
        </text:list-header>
      </text:list>
      <text:p text:style-name="P59"><text:s text:c="3"/><text:span text:style-name="T19">You will be prompted with the following questions:</text:span></text:p>
      <text:p text:style-name="P59"/>
      <text:list text:style-name="L2" text:continue-numbering="true">
        <text:list-header>
          <text:p text:style-name="P142">Default directory for installation of products - /opt/ibm/db2/V9.7</text:p>
        </text:list-header>
      </text:list>
      <text:p text:style-name="P59"/>
      <text:p text:style-name="P59"><text:s text:c="3"/>Do you want to choose a different directory to install [yes/no] ?</text:p>
      <text:p text:style-name="Body_20_Text_20_First_20_Indent"><text:s text:c="11"/><text:span text:style-name="T19">Answer: no</text:span></text:p>
      <text:p text:style-name="P59"/>
      <text:p text:style-name="P59"/>
      <text:p text:style-name="Body_20_Text_20_First_20_Indent"><text:s text:c="8"/>Specify one of the following keywords to install DB2 products.</text:p>
      <text:p text:style-name="P59"><text:s text:c="4"/>ESE</text:p>
      <text:p text:style-name="P59"><text:s text:c="4"/>CLIENT</text:p>
      <text:p text:style-name="P59"><text:s text:c="4"/>RTCL</text:p>
      <text:p text:style-name="P59"/>
      <text:p text:style-name="P60">Answer: CLIENT</text:p>
      <text:list text:style-name="L2" text:continue-numbering="true">
        <text:list-header>
          <text:p text:style-name="P142"/>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oft-page-break/><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4"/>
      <text:p text:style-name="P83">This section takes you through the creation of the <text:s/>the DB2 Client <text:s/>Instance on the Service Node. <text:s/>The Client Instance will be called xcatdb.</text:p>
      <text:p text:style-name="P83"><text:s/>For more information on what is an Instance and what part it plays in DB2, <text:s/>read the following <text:a xlink:type="simple" xlink:href="http://www.linuxdocs.org/HOWTOs/DB2-HOWTO/db2instance.html">DB2 information</text:a>.</text:p>
      <text:p text:style-name="P83"/>
      <text:p text:style-name="P83"/>
      <text:p text:style-name="P50"><text:s/><text:span text:style-name="T20">All of the following steps must be run logged into the Service <text:s/>Node as root. <text:s/></text:span></text:p>
      <text:p text:style-name="P51">We will want to create the group and userid with the same gid and uid as was assigned on the Management Node.</text:p>
      <text:p text:style-name="P50"/>
      <text:list text:style-name="L6">
        <text:list-item text:start-value="1">
          <text:p text:style-name="P127">On the MN, <text:s text:c="2"/>read <text:s/>the gid and uid of the xcatdb group and userid. <text:s/></text:p>
          <text:p text:style-name="P127"><text:s text:c="2"/>cat /etc/passwd | grep xcatdb</text:p>
          <text:p text:style-name="P127"><text:s text:c="2"/>xcatdb:!:212:205::/var/lib/db2:/bin/ksh</text:p>
          <text:p text:style-name="P127"><text:s text:c="2"/>The first number (212) is the uid, <text:s/>the second (205) is the gid.</text:p>
          <text:p text:style-name="P127"/>
        </text:list-item>
        <text:list-item>
          <text:p text:style-name="P127"><text:s/>Create a xcatdb user id and group for the DB2 client instance. <text:s/>The home directory for the instance will be in /var/lib/db2 as on the MN. </text:p>
          <text:p text:style-name="P125"><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6">mkgroup id=205 xcatdb<text:line-break/>mkuser pgrp='xcatdb' id=212 home='/var/lib/db2' shell='/bin/ksh' <text:s/>xcatdb</text:span></text:p>
          <text:p text:style-name="P134"/>
          <text:p text:style-name="P125"><text:span text:style-name="T51"><text:line-break/></text:span><text:span text:style-name="T1"><text:line-break/></text:span><text:span text:style-name="T53">On Linux:</text:span><text:span text:style-name="T3"> </text:span></text:p>
          <text:p text:style-name="P267"/>
          <text:p text:style-name="P136"><text:soft-page-break/>groupadd -g 205 xcatdb</text:p>
          <text:p text:style-name="P125"><text:span text:style-name="T52">useradd -d /var/lib/db2 -g xcatdb -u 212 -m -s /bin/bash xcatdb</text:span><text:span text:style-name="T51"><text:line-break/></text:span><text:span text:style-name="T1"><text:line-break/></text:span></text:p>
          <text:p text:style-name="P230"/>
        </text:list-item>
        <text:list-item>
          <text:p text:style-name="P102"><text:span text:style-name="T6">Set the xcatdb password<text:line-break/><text:line-break/> <text:s text:c="11"/></text:span><text:span text:style-name="T7">passwd xcatdb</text:span></text:p>
          <text:p text:style-name="P125">Note: on AIX you are required to change the password when xcatdb first logs in, if root sets it. <text:s text:c="2"/>Recommend <text:s/>you use the same as was assigned on the MN.</text:p>
          <text:p text:style-name="P232"/>
        </text:list-item>
        <text:list-item>
          <text:p text:style-name="P233">Add the following entry into /etc/services on the Service Node</text:p>
          <text:p text:style-name="P170"><text:line-break/><text:span text:style-name="T23">Edit the /etc/services file and add the following (suggestion: insert above the references section) </text:span></text:p>
        </text:list-item>
      </text:list>
      <text:p text:style-name="P10"/>
      <text:p text:style-name="P41"># note this must match what is in /etc/services on the Management/DB2 Server. Again make sure matching port is not used on both machines. </text:p>
      <text:p text:style-name="P41"/>
      <text:p text:style-name="P41">db2c_xcatdb <text:s text:c="3"/>50001/tcp <text:s text:c="3"/># Port for DB2 Server Connect</text:p>
      <text:p text:style-name="P41"/>
      <text:p text:style-name="P43"/>
      <text:list text:style-name="L6" text:continue-numbering="true">
        <text:list-item>
          <text:p text:style-name="P232">Create the DB2 Client Instance</text:p>
        </text:list-item>
      </text:list>
      <text:p text:style-name="P39">To create the xCAT DB2 Client Instance run the following:</text:p>
      <text:p text:style-name="P40"><text:s text:c="3"/></text:p>
      <text:p text:style-name="P16"><text:s text:c="6"/><text:span text:style-name="T20">On Linux:</text:span></text:p>
      <text:p text:style-name="P48"><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2">Now we will setup the Client on the Service Node <text:s/>to access the database on the Management Node (mn) using xcatdb instance on the Service Node:</text:p>
      <text:p text:style-name="P32"/>
      <text:p text:style-name="P33"/>
      <text:p text:style-name="P82"/>
      <text:p text:style-name="Code_20_Indented"><text:s text:c="3"/>su – xcatdb</text:p>
      <text:p text:style-name="P46"><text:s/></text:p>
      <text:p text:style-name="P46">db2 catalog tcpip node mn <text:s/>remote 9.114.113.203 server db2c_xcatdb </text:p>
      <text:p text:style-name="P46"><text:soft-page-break/>(note: port must match what is in /etc/services)</text:p>
      <text:p text:style-name="P46">db2 terminate <text:s/>( refreshes cache)</text:p>
      <text:p text:style-name="P46"/>
      <text:p text:style-name="P47">Note: <text:s/>9.114.113.203 <text:s/>must be an address or resolvable hostname that the Service Node can access the Management Node. </text:p>
      <text:p text:style-name="P68"/>
      <text:p text:style-name="P71"/>
      <text:p text:style-name="P71"/>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6">db2 catalog db xcatdb <text:s/>as xcatdb at node mn</text:p>
      <text:p text:style-name="P46">db2 terminate <text:s/>( refreshes cache)</text:p>
      <text:p text:style-name="P46"/>
      <text:p text:style-name="P48">For more information: See <text:s text:c="2"/>http://publib.boulder.ibm.com/infocenter/db2luw/v8/index.jsp?topic=/com.ibm.db2.udb.doc/core/r0001944.htm</text:p>
      <text:p text:style-name="P14"/>
      <text:p text:style-name="P10"/>
      <text:p text:style-name="P10"/>
      <text:h text:style-name="Heading_20_2" text:outline-level="2"><text:s/>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under construction)</text:h>
      <text:p text:style-name="P93">You only need to follow the steps in this section on adding ODBCsupport, if you <text:soft-page-break/>plan to develop C, C++ database applications on the database or run such applications (like LoadLeveler). Otherwise skip to the next section.</text:p>
      <text:p text:style-name="P85"><text:span text:style-name="T50">As of xCAT 2.5 or later, you can use db2sqlsetup command in xCAT to perform the operations in steps 2 and 3 below. See manpage for</text:span> <text:span text:style-name="T48">db2sqlsetup.</text:span></text:p>
      <text:p text:style-name="P97"/>
      <text:p text:style-name="P94">More information about the IBM DB2 Driver for ODBC and CLI is found in </text:p>
      <text:p text:style-name="P92">http://publib.boulder.ibm.com/infocenter/db2luw/v9/index.jsp?topic=/com.ibm.db2.udb.apdv.cli.doc/doc/c0023378.htm</text:p>
      <text:h text:style-name="Heading_20_2" text:outline-level="2">Setup the ODBC on the Management Node (DB2 Server)</text:h>
      <text:p text:style-name="Text_20_body"><text:span text:style-name="T31"/></text:p>
      <text:p text:style-name="Heading_20_3"><text:span text:style-name="T31">1. Install ODBC package and set up the DB2 driver</text:span><text:span text:style-name="T22"> </text:span><text:span text:style-name="T31">.</text:span></text:p>
      <text:p text:style-name="P84"/>
      <text:p text:style-name="Text_20_body"><text:span text:style-name="T31">On AIX: You need the </text:span><text:span text:style-name="T35">unixODBC </text:span><text:span text:style-name="T31">package</text:span><text:span text:style-name="T34">s</text:span></text:p>
      <text:p text:style-name="Text_20_body"><text:span text:style-name="T31">included in the </text:span><text:span text:style-name="T35">dep-aix-xxxx.tar.gz </text:span><text:span text:style-name="T31">file. The </text:span><text:span text:style-name="T35">.gz </text:span><text:span text:style-name="T31">file</text:span><text:span text:style-name="T22"> </text:span><text:span text:style-name="T31">was</text:span><text:span text:style-name="T57"> </text:span><text:span text:style-name="T31">download when</text:span><text:span text:style-name="T22"> </text:span><text:span text:style-name="T31">the xCAT Management Node was setup. To install the package, go to the directroy where the gz file was untared and use the following command:</text:span></text:p>
      <text:p text:style-name="P84"/>
      <text:p text:style-name="P86">rpm -i unixODBC-*</text:p>
      <text:p text:style-name="P84"/>
      <text:p text:style-name="P88">When a new a new DB2 instance is created on AIX, DB2 places a copy of the ODBC DB2 driver into the database instance directory: &lt;DB2INSTANCE_HOME&gt;/sqllib/lib/libdb2.a </text:p>
      <text:p text:style-name="P95"/>
      <text:p text:style-name="P88">The unixODBC Driver Manager loads the DB2 Driver dynamically so the shared object must be extracted from the driver. To do this use the following commands: </text:p>
      <text:p text:style-name="P84"/>
      <text:p text:style-name="P88">cd /var/lib/db2/sqllib/lib </text:p>
      <text:p text:style-name="P88">ar -x libdb2.a</text:p>
      <text:p text:style-name="P84"/>
      <text:p text:style-name="P88">This produces a shr.o. Rename this file to libdb2.so.</text:p>
      <text:p text:style-name="P88">mv shr.o libdb2.so</text:p>
      <text:p text:style-name="P88"/>
      <text:p text:style-name="P88"/>
      <text:p text:style-name="P88"><text:soft-page-break/>On Linux: The unixODBC package come as part of the OS. <text:s text:c="2"/>Refer to</text:p>
      <text:p text:style-name="P88">xCAT Top Doc for how to get packages from the distro.</text:p>
      <text:p text:style-name="P86">rpm -i unixODBC-*</text:p>
      <text:p text:style-name="P100"/>
      <text:p text:style-name="P99"/>
      <text:p text:style-name="P84"/>
      <text:p text:style-name="Text_20_body"><text:span text:style-name="T31">2. To configure ODBC you need to make changes to the </text:span><text:span text:style-name="T35">odbcinst.ini and</text:span></text:p>
      <text:p text:style-name="Text_20_body"><text:span text:style-name="T35">odbc.ini </text:span><text:span text:style-name="T31">files so that ODBC works with the xCAT database. First update the</text:span></text:p>
      <text:p text:style-name="Text_20_body"><text:span text:style-name="T35">odbcinst.ini </text:span><text:span text:style-name="T31">file with the correct driver </text:span><text:span text:style-name="T31">name.</text:span></text:p>
      <text:p text:style-name="P84"/>
      <text:p text:style-name="P88">On AIX, RH and Fedora:</text:p>
      <text:p text:style-name="P84"/>
      <text:p text:style-name="P88">For the Driver, enter the path name of the shared object you created:</text:p>
      <text:p text:style-name="P84"/>
      <text:p text:style-name="P86">vi /etc/odbcinst.ini</text:p>
      <text:p text:style-name="P84"><text:span text:style-name="T59">[</text:span><text:span text:style-name="T59">DB2]</text:span></text:p>
      <text:p text:style-name="P84"><text:span text:style-name="T59">Description = </text:span><text:span text:style-name="T59">DB2 Driver</text:span></text:p>
      <text:p text:style-name="P84"><text:span text:style-name="T59">Driver = </text:span><text:span text:style-name="T59">/var/lib/db2/sqllib/lib/libdb2.so</text:span></text:p>
      <text:p text:style-name="P89">FileUsage = 1</text:p>
      <text:p text:style-name="P89">DontDLClose = 1</text:p>
      <text:p text:style-name="P84"/>
      <text:p text:style-name="P88">On SLES: <text:s text:c="2"/>(TBD, if supported)</text:p>
      <text:p text:style-name="P84"/>
      <text:p text:style-name="P86">vi /etc/unixODBC/odbcinst.ini</text:p>
      <text:p text:style-name="P89">[DB2]</text:p>
      <text:p text:style-name="P89">Description = DB2 Driver</text:p>
      <text:p text:style-name="P89">Driver = /var/lib/db2/sqllib/lib/libdb2.so</text:p>
      <text:p text:style-name="P89">FileUsage = 1</text:p>
      <text:p text:style-name="P89">DontDLClose = 1</text:p>
      <text:p text:style-name="P84"/>
      <text:p text:style-name="Text_20_body"><text:span text:style-name="T31">Then update the </text:span><text:span text:style-name="T35">obdc.ini </text:span><text:span text:style-name="T31">files with the DSN information for ODBC. Use</text:span></text:p>
      <text:p text:style-name="P88">DATABASE instance name as defined in the /etc/xcat/cfgloc file.</text:p>
      <text:p text:style-name="P96"><text:soft-page-break/></text:p>
      <text:p text:style-name="P84"/>
      <text:p text:style-name="P88">On AIX, ( Redhat to be tested ):</text:p>
      <text:p text:style-name="P86">vi /etc/odbc.ini</text:p>
      <text:p text:style-name="P89">[xcatdb]</text:p>
      <text:p text:style-name="P84"><text:span text:style-name="T59">Driver = </text:span><text:span text:style-name="T59">DB2</text:span></text:p>
      <text:p text:style-name="P84"><text:span text:style-name="T59">DATABASE = </text:span><text:span text:style-name="T59">xcatdb</text:span></text:p>
      <text:p text:style-name="P84"/>
      <text:p text:style-name="P88">On SLES ( to be tested. If supported) </text:p>
      <text:p text:style-name="P86">vi /etc/unixODBC/odbc.ini</text:p>
      <text:p text:style-name="P89">[xcatdb]</text:p>
      <text:p text:style-name="P89">Driver = DB2</text:p>
      <text:p text:style-name="P89">DATABASE = xcatdb</text:p>
      <text:p text:style-name="P101"/>
      <text:p text:style-name="P84"/>
      <text:p text:style-name="P88">3. Put the xcatadmin id and password for xcatdb database on the root's home</text:p>
      <text:p text:style-name="P88">directory so that user root will not have to specify them when accessing the</text:p>
      <text:p text:style-name="Text_20_body"><text:span text:style-name="T31">database through ODBC. The </text:span><text:span text:style-name="T31">DATABASE, USER and</text:span></text:p>
      <text:p text:style-name="Text_20_body"><text:span text:style-name="T31">PASSWORD must match was put in the </text:span><text:span text:style-name="T35">/etc/xcat/cfgloc </text:span><text:span text:style-name="T31">file.</text:span></text:p>
      <text:p text:style-name="Text_20_body"><text:span text:style-name="T31">v</text:span><text:span text:style-name="T35">i ~/.odbc.ini</text:span></text:p>
      <text:p text:style-name="P84"/>
      <text:p text:style-name="P84"><text:span text:style-name="T60">[x</text:span><text:span text:style-name="T60">catdb</text:span><text:span text:style-name="T60">]</text:span></text:p>
      <text:p text:style-name="P90">DATABASE = xcatdb</text:p>
      <text:p text:style-name="P84"><text:span text:style-name="T60">USER = xcat</text:span><text:span text:style-name="T60">db</text:span></text:p>
      <text:p text:style-name="P90">PASSWORD = xcat20l</text:p>
      <text:p text:style-name="P84"/>
      <text:p text:style-name="P88">Update the permissions for root only read of the file.</text:p>
      <text:p text:style-name="P84"/>
      <text:p text:style-name="P86">chmod 0600 .odbc.ini</text:p>
      <text:h text:style-name="Heading_20_2" text:outline-level="2">Setup ODBC on the Service Nodes</text:h>
      <text:p text:style-name="Default_20_Text"/>
      <text:list text:style-name="L16">
        <text:list-item>
          <text:p text:style-name="P116"><text:span text:style-name="T37">Skip this step, if there are no service nodes in the cluster.</text:span></text:p>
        </text:list-item>
      </text:list>
      <text:p text:style-name="Text_20_body"><text:soft-page-break/><text:span text:style-name="T33">If there are service nodes in the cluster you need to install</text:span><text:span text:style-name="T37"> </text:span></text:p>
      <text:p text:style-name="Text_20_body"><text:span text:style-name="T31">unixODBC and the DB2 driver</text:span><text:span text:style-name="T22"> </text:span><text:span text:style-name="T31">on them and modify the ODBC configuration files just as we did in step 1 and 2. <text:s text:c="2"/>You should have already installed and setup the DB2 Client code on the Service Nodes as documented in </text:span><text:span text:style-name="T31"><text:reference-ref text:reference-format="text" text:ref-name="Setting up the DB2 Client on the Service Nodes">Setting up the DB2 Client on the Service Nodes</text:reference-ref></text:span><text:span text:style-name="T31">.</text:span></text:p>
      <text:p text:style-name="P88">Install the DB2 driver into the same directory as on the management node, so the odbcinst.ini file can be the same on the management and service nodes..</text:p>
      <text:p text:style-name="P84"/>
      <text:p text:style-name="Text_20_body"><text:span text:style-name="T31">xCAT has utilities to install additional software on the nodes. To install ODBC </text:span><text:span text:style-name="T22"><text:s/></text:span><text:span text:style-name="T31">on to the service nodes, refer to the following documents for details:</text:span></text:p>
      <text:p text:style-name="P84"/>
      <text:p text:style-name="Text_20_body"><text:span text:style-name="T31">AIX: </text:span><text:a xlink:type="simple" xlink:href="http://xcat.svn.sourceforge.net/viewvc/xcat/xcat-core/trunk/xCAT-client/share/doc/xCAT2onAIXUpdates.pdf"><text:span text:style-name="T61">xCAT2onAIXUpdates.pdf</text:span></text:a></text:p>
      <text:p text:style-name="P88">Linux: <text:a xlink:type="simple" xlink:href="http://xcat.svn.sourceforge.net/viewvc/xcat/xcat-core/trunk/xCAT-client/share/doc/xCAT2-updatenode.pdf">xCAT2-updatenode.pdf</text:a></text:p>
      <text:p text:style-name="P84"/>
      <text:p text:style-name="Text_20_body"><text:span text:style-name="T31">To setup the ODBC configuration files, just <text:s/>sync the files to the service nodes from the ones setup on the Management Node. <text:s text:c="25"/></text:span></text:p>
      <text:p text:style-name="Text_20_body"><text:span text:style-name="T31">The service in the following command</text:span><text:span text:style-name="T57"> </text:span><text:span text:style-name="T31">is the node group name for all the service nodes.</text:span></text:p>
      <text:p text:style-name="P88">On AIX:</text:p>
      <text:p text:style-name="P86">xdcp service -v /etc/odbcinst.ini /etc/odbcinst.ini</text:p>
      <text:p text:style-name="P86">xdcp service -v /etc/odbc.ini /etc/odbc.ini</text:p>
      <text:p text:style-name="P86">xdcp service -v /.odbc.ini /.odbc.ini</text:p>
      <text:p text:style-name="P84"/>
      <text:p text:style-name="P88">On RH and Fedora:</text:p>
      <text:p text:style-name="P86">xdcp service -v /etc/odbcinst.ini /etc/odbcinst.ini</text:p>
      <text:p text:style-name="P86">xdcp service -v /etc/odbc.ini /etc/odbc.ini</text:p>
      <text:p text:style-name="P86">xdcp service -v /root/.odbc.ini /root/.odbc.ini</text:p>
      <text:p text:style-name="P84"/>
      <text:p text:style-name="P88">On SLES</text:p>
      <text:p text:style-name="P86">xdcp service -v /etc/unixODBC/odbcinst.ini /etc/unixODBC/odbcinst.ini</text:p>
      <text:p text:style-name="P86">xdcp service -v /etc/unixODBC/odbc.ini /etc/unixODBC/odbc.ini</text:p>
      <text:p text:style-name="P86">xdcp service -v /root/.odbc.ini /root/.odbc.ini</text:p>
      <text:p text:style-name="P98"/>
      <text:p text:style-name="P88"><text:soft-page-break/>5. Test the ODBC connection.</text:p>
      <text:p text:style-name="Text_20_body"><text:span text:style-name="T31">On AIX, as root: </text:span><text:span text:style-name="T35">/usr/local/bin/isql -v xcatdb</text:span></text:p>
      <text:p text:style-name="Text_20_body"><text:span text:style-name="T31">or as non-root user: </text:span><text:span text:style-name="T35">/usr/local/bin/isql -v xcatdb xcatdb &lt;passwd&gt;</text:span></text:p>
      <text:p text:style-name="P84"><text:span text:style-name="T62">On Linux, as root: </text:span><text:span text:style-name="T58">/usr/bin/isql -v xcatdb</text:span></text:p>
      <text:p text:style-name="P84"><text:span text:style-name="T62">or as non-root user: </text:span><text:span text:style-name="T58">/usr/bin/isql -v xcatdb xcatadmin xcat201</text:span></text:p>
      <text:p text:style-name="P84"> </text:p>
      <text:p text:style-name="P86">/usr/local/bin/isql -v xcatdb</text:p>
      <text:p text:style-name="P91">+--------------------+</text:p>
      <text:p text:style-name="P91">| Connected! |</text:p>
      <text:p text:style-name="P91">| |</text:p>
      <text:p text:style-name="P91">| sql-statement |</text:p>
      <text:p text:style-name="P91">| help[tablename] |</text:p>
      <text:p text:style-name="P91">| quit |</text:p>
      <text:p text:style-name="P91">+--------------------+</text:p>
      <text:p text:style-name="P87">SQL&gt; LIST <text:s/>TABLES;</text:p>
      <text:p text:style-name="P91">+--------------------+</text:p>
      <text:p text:style-name="P91">| Tables_in_xcatdb |</text:p>
      <text:p text:style-name="P91">|--------------------|</text:p>
      <text:p text:style-name="P91">| . |</text:p>
      <text:p text:style-name="P91">| networks |</text:p>
      <text:p text:style-name="P91">| nodelist |</text:p>
      <text:p text:style-name="P91">| site |</text:p>
      <text:p text:style-name="P91">| . |</text:p>
      <text:p text:style-name="P91">| . |</text:p>
      <text:p text:style-name="P91">+--------------------+</text:p>
      <text:p text:style-name="P91">SQL&gt; DESCRIBE table site;</text:p>
      <text:p text:style-name="P91">+----------+--------------+------+-----+---------+-------+</text:p>
      <text:p text:style-name="P91">| Field | Type | Null | Key | Default | Extra |</text:p>
      <text:p text:style-name="P91">+----------+--------------+------+-----+---------+-------+</text:p>
      <text:p text:style-name="P91">| key | varchar(128) | NO | PRI | | |</text:p>
      <text:p text:style-name="P91">| value | text | YES | | NULL | |</text:p>
      <text:p text:style-name="P91">| comments | text | YES | | NULL | |</text:p>
      <text:p text:style-name="P91">| disable | text | YES | | NULL | |</text:p>
      <text:p text:style-name="P91"><text:soft-page-break/>+----------+--------------+------+-----+---------+-------+</text:p>
      <text:p text:style-name="Text_20_body"><text:span text:style-name="T36">SQL </text:span><text:span text:style-name="T32">&gt; </text:span><text:span text:style-name="T36">quit;</text:span></text:p>
      <text:p text:style-name="Default_20_Text"/>
      <text:h text:style-name="Heading_20_1" text:outline-level="1"><text:s/>Installing xCAT on the Service Node</text:h>
      <text:p text:style-name="Default_20_Text"/>
      <text:p text:style-name="Default_20_Text">Now that the DB2 database is setup you can install xCAT on the Service Node.</text:p>
      <text:p text:style-name="Default_20_Text">Use the following references for setting up your Service Nodes:</text:p>
      <text:list text:style-name="L10">
        <text:list-item>
          <text:p text:style-name="P189"><text:a xlink:type="simple" xlink:href="http://xcat.svn.sourceforge.net/viewvc/xcat/xcat-core/trunk/xCAT-client/share/doc/xCAT2SetupHierarchy.pdf">Setting up Hierarchy in xCAT </text:a></text:p>
        </text:list-item>
        <text:list-item>
          <text:p text:style-name="P189"><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5"/>
      <text:p text:style-name="P19"/>
      <text:p text:style-name="P44">To remove the database, <text:s/>first back it up.<text:line-break/><text:line-break/><text:span text:style-name="T1">mkdir -p ~/xcat-dbback<text:line-break/>dumpxCATdb -p ~/xcat-dbback</text:span></text:p>
      <text:p text:style-name="P20"/>
      <text:list text:style-name="L11">
        <text:list-item>
          <text:list>
            <text:list-item>
              <text:p text:style-name="P107">stop the xcatd daemon</text:p>
            </text:list-item>
            <text:list-item>
              <text:p text:style-name="P114">Now remove the database. <text:line-break/><text:line-break/>su – xcatdb</text:p>
              <text:p text:style-name="P115">&gt;db2 drop database xcatdb;<text:line-break/></text:p>
            </text:list-item>
            <text:list-item>
              <text:p text:style-name="P107">remove /etc/xcat/cfgloc file ( points xCAT to DB2)</text:p>
            </text:list-item>
            <text:list-item>
              <text:p text:style-name="P107">Install the DB2 <text:s/>database into SQLite</text:p>
              <text:p text:style-name="P110">XCATBYPASS=1 restorexCATdb -p ~/xcat-dbback</text:p>
            </text:list-item>
            <text:list-item>
              <text:p text:style-name="P107">start xcatd</text:p>
              <text:p text:style-name="P107"/>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text:p>
      <text:p text:style-name="Default_20_Text"/>
      <text:list text:style-name="L12">
        <text:list-item>
          <text:p text:style-name="P191">Remove the instance:</text:p>
          <text:p text:style-name="P191"><text:soft-page-break/>/opt/IBM/db2/V9.7/instance/db2idrop xcatdb</text:p>
        </text:list-item>
        <text:list-item>
          <text:p text:style-name="P191">Check to see if no instance:</text:p>
          <text:p text:style-name="P191">/opt/IBM/db2/V9.7/instance/db2ilist</text:p>
        </text:list-item>
        <text:list-item>
          <text:p text:style-name="P191">Remove the DB2 ( this takes a while):</text:p>
          <text:p text:style-name="P191">/opt/IBM/db2/V9.7/install/db2_deinstall -a</text:p>
        </text:list-item>
        <text:list-item>
          <text:p text:style-name="P191">remove instance port from /etc/services</text:p>
          <text:p text:style-name="P191">vi /etc/services</text:p>
          <text:p text:style-name="P191">delete entry: db2c_xcatdb1 <text:s text:c="3"/>50001/tcp <text:s text:c="3"/># Port for server connection</text:p>
        </text:list-item>
        <text:list-item>
          <text:p text:style-name="P191">remove xcatdb user and xcatdb group</text:p>
        </text:list-item>
        <text:list-item>
          <text:p text:style-name="P191">remove export DB2INSTANCE=xcatdb1 from /etc/profile on AIX, <text:s/>or /etc/profile.d/xcat.sh or xcat.csh on Linux.</text:p>
          <text:p text:style-name="P191"/>
          <text:p text:style-name="P219"><text:s text:c="3"/>On the Management Node</text:p>
          <text:p text:style-name="P219"><text:s text:c="6"/>Repeat steps 1 - 6 as above on the MN.</text:p>
          <text:p text:style-name="P191"/>
        </text:list-item>
      </text:list>
      <text:h text:style-name="Heading_20_1" text:outline-level="1"><text:reference-mark-start text:name="References"/><text:s/>References<text:reference-mark-end text:name="References"/></text:h>
      <text:list text:style-name="L13">
        <text:list-item>
          <text:p text:style-name="P221"><text:span text:style-name="T39">Configuring and Managing BlueGene <text:s/></text:span><text:a xlink:type="simple" xlink:href="http://www.redbooks.ibm.com/redbooks/pdfs/sg247352.pdf"><text:span text:style-name="T39">DB2 Setup Sections</text:span></text:a></text:p>
        </text:list-item>
        <text:list-item>
          <text:p text:style-name="P221"><text:a xlink:type="simple" xlink:href="http://www.ibm.com/developerworks/data/library/techarticle/dm-0606khatri/%20"><text:span text:style-name="T39">MySQL to DB2 migration</text:span></text:a></text:p>
        </text:list-item>
        <text:list-item>
          <text:p text:style-name="P221"><text:a xlink:type="simple" xlink:href="http://publib.boulder.ibm.com/infocenter/db2luw/v9r7/index.jsp?topic=/com.ibm.db2.luw.qb.server.doc/doc/t0007067.html"><text:span text:style-name="T39">Setting up the DB2 Client</text:span></text:a></text:p>
        </text:list-item>
        <text:list-item>
          <text:p text:style-name="P221"><text:a xlink:type="simple" xlink:href="http://www.michael-thomas.com/tech/db2/db2_survival_guide.htm"><text:span text:style-name="T39">DB2 Survival Guide</text:span></text:a></text:p>
        </text:list-item>
        <text:list-item>
          <text:p text:style-name="P221"><text:a xlink:type="simple" xlink:href="http://search.cpan.org/~ibmtordb2/DBD-DB2-1.74/DB2.pod"><text:span text:style-name="T39">DBD:DB2 pod</text:span></text:a></text:p>
        </text:list-item>
        <text:list-item>
          <text:p text:style-name="P221"><text:a xlink:type="simple" xlink:href="http://www.redbooks.ibm.com/redbooks/pdfs/sg247653.pdf"><text:span text:style-name="T39">DB2 Deployment Guide</text:span></text:a></text:p>
        </text:list-item>
        <text:list-item>
          <text:p text:style-name="P221"><text:a xlink:type="simple" xlink:href="http://www-01.ibm.com/support/docview.wss?rs=71&amp;uid=swg21297335"><text:span text:style-name="T39">DB2 Perl Database Interface </text:span></text:a></text:p>
        </text:list-item>
        <text:list-item>
          <text:p text:style-name="P221"><text:a xlink:type="simple" xlink:href="http://www.mail-archive.com/dbi-users@perl.org/"><text:span text:style-name="T39">DBI <text:s/>mail archives</text:span></text:a></text:p>
        </text:list-item>
        <text:list-item>
          <text:p text:style-name="P221"><text:a xlink:type="simple" xlink:href="http://www.ibm.com/developerworks/data/library/techarticle/dm-0512greenstein/"><text:span text:style-name="T39">Perl Progamming with DB2 </text:span></text:a></text:p>
        </text:list-item>
      </text:list>
      <text:h text:style-name="Heading_20_1" text:outline-level="1"><text:s/>Diagnostics</text:h>
      <text:p text:style-name="Default_20_Text"/>
      <text:list text:style-name="L14">
        <text:list-item>
          <text:p text:style-name="P204">“Total Environment Allocation Failure” <text:s/>when running xCAT command to</text:p>
          <text:p text:style-name="P204">the database, such as tabdump. </text:p>
          <text:p text:style-name="P204">echo $DB2INSTANCE <text:s/>should be xcatdb </text:p>
          <text:p text:style-name="P204">Usually loss of critical DB2 Env Var settings for the following:</text:p>
          <text:p text:style-name="P217">DB2INSTANCE=xcatdb <text:s/>( most important) </text:p>
          <text:p text:style-name="P157"><text:span text:style-name="Teletype"><text:span text:style-name="T14">CUR_INSTHOME=/var/lib/db2</text:span></text:span></text:p>
        </text:list-item>
      </text:list>
      <text:list text:style-name="L15">
        <text:list-header>
          <text:p text:style-name="P158"><text:span text:style-name="Teletype"><text:span text:style-name="T14">DB2DIR=/opt/ibm/db2/V9.7</text:span></text:span></text:p>
          <text:p text:style-name="P158"><text:span text:style-name="Teletype"><text:span text:style-name="T14">INSTHOME=/var/lib/db2</text:span></text:span></text:p>
          <text:p text:style-name="P160"><text:span text:style-name="T6">See:</text:span><text:a xlink:type="simple" xlink:href="http://www.perlmonks.org/?node_id=682626"><text:span text:style-name="T6">http://www.perlmonks.org/?node_id=682626</text:span></text:a></text:p>
          <text:p text:style-name="P160"><text:span text:style-name="T6">See: </text:span><text:span text:style-name="T6"><text:reference-ref text:reference-format="text" text:ref-name="1)Set the db2 instance name for root">Set the db2 instance name and db2 home environment variables for root </text:reference-ref></text:span></text:p>
          <text:p text:style-name="P162"/>
        </text:list-header>
      </text:list>
      <text:list text:style-name="L14" text:continue-numbering="true">
        <text:list-item>
          <text:p text:style-name="P204"><text:soft-page-break/><text:s/>Set diagnostics level in database </text:p>
          <text:p text:style-name="P204"><text:s text:c="2"/>You can up the diagnotics level and watch for database errors in the ~/sqllib/db2dump/db2diag.log <text:s text:c="2"/>and <text:s/>xcatdb.nfy under the xcatdb instance home directory on the DB2 Server. <text:s/></text:p>
          <text:p text:style-name="P204">Run the following to increase <text:s/>the diagnostics level. <text:s/>Note: this should be set back to level 3 <text:s/>after diagnosing the problem, because it affects DB performance.</text:p>
        </text:list-item>
      </text:list>
      <text:p text:style-name="Code_20_Indented"/>
      <text:p text:style-name="P70">On the MN:</text:p>
      <text:p text:style-name="P70"><text:s text:c="3"/>stop xcatd </text:p>
      <text:p text:style-name="P70"><text:s text:c="3"/>su – xcatdb</text:p>
      <text:p text:style-name="P70"><text:s text:c="3"/>db2 update dbm cfg using diaglevel 4 </text:p>
      <text:p text:style-name="P70"><text:s text:c="3"/>db2stop</text:p>
      <text:p text:style-name="P70"><text:s text:c="3"/>db2start</text:p>
      <text:p text:style-name="P70"/>
      <text:list text:style-name="L14" text:continue-numbering="true">
        <text:list-header>
          <text:p text:style-name="P2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tab/></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7-16T07:57:19</dc:date>
    <meta:print-date>2009-10-27T14:28:32</meta:print-date>
    <meta:editing-cycles>446</meta:editing-cycles>
    <meta:editing-duration>P5DT15H27M46S</meta:editing-duration>
    <meta:user-defined meta:name="Info 1"/>
    <meta:user-defined meta:name="Info 2"/>
    <meta:user-defined meta:name="Info 3"/>
    <meta:user-defined meta:name="Info 4"/>
    <meta:document-statistic meta:table-count="0" meta:image-count="0" meta:object-count="0" meta:page-count="24" meta:paragraph-count="525" meta:word-count="5146" meta:character-count="30885"/>
  </office:meta>
</office:document-meta>
</file>